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IZWENI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3" table:style-name="ce3">
            <text:p>243</text:p>
          </table:table-cell>
          <table:table-cell office:value-type="float" office:value="190" table:style-name="ce3">
            <text:p>19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65" table:style-name="ce39">
            <text:p>465</text:p>
          </table:table-cell>
          <table:table-cell office:value-type="string" table:style-name="ce40">
            <text:p>--</text:p>
          </table:table-cell>
          <table:table-cell office:value-type="float" office:value="465" table:style-name="ce39">
            <text:p>4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6" table:style-name="ce3">
            <text:p>246</text:p>
          </table:table-cell>
          <table:table-cell office:value-type="float" office:value="192" table:style-name="ce3">
            <text:p>19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484" table:style-name="ce39">
            <text:p>484</text:p>
          </table:table-cell>
          <table:table-cell office:value-type="string" table:style-name="ce40">
            <text:p>--</text:p>
          </table:table-cell>
          <table:table-cell office:value-type="float" office:value="484" table:style-name="ce39">
            <text:p>4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4" table:style-name="ce3">
            <text:p>244</text:p>
          </table:table-cell>
          <table:table-cell office:value-type="float" office:value="192" table:style-name="ce3">
            <text:p>192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477" table:style-name="ce39">
            <text:p>477</text:p>
          </table:table-cell>
          <table:table-cell office:value-type="string" table:style-name="ce40">
            <text:p>--</text:p>
          </table:table-cell>
          <table:table-cell office:value-type="float" office:value="477" table:style-name="ce39">
            <text:p>4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3" table:style-name="ce3">
            <text:p>243</text:p>
          </table:table-cell>
          <table:table-cell office:value-type="float" office:value="190" table:style-name="ce3">
            <text:p>190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66" table:style-name="ce39">
            <text:p>466</text:p>
          </table:table-cell>
          <table:table-cell office:value-type="string" table:style-name="ce40">
            <text:p>--</text:p>
          </table:table-cell>
          <table:table-cell office:value-type="float" office:value="466" table:style-name="ce39">
            <text:p>46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385" table:style-name="ce4">
            <text:p>2385</text:p>
          </table:table-cell>
          <table:table-cell office:value-type="float" office:value="8751" table:style-name="ce4">
            <text:p>8751</text:p>
          </table:table-cell>
          <table:table-cell office:value-type="float" office:value="0" table:style-name="ce4">
            <text:p>0</text:p>
          </table:table-cell>
          <table:table-cell office:value-type="float" office:value="3256" table:style-name="ce4">
            <text:p>32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57" table:style-name="ce4">
            <text:p>70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0" table:style-name="ce4">
            <text:p>26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259.83203125" table:style-name="ce4">
            <text:p>40260</text:p>
          </table:table-cell>
          <table:table-cell office:value-type="float" office:value="44349" table:style-name="ce4">
            <text:p>44349</text:p>
          </table:table-cell>
          <table:table-cell office:value-type="float" office:value="2038" table:style-name="ce4">
            <text:p>2038</text:p>
          </table:table-cell>
          <table:table-cell office:value-type="float" office:value="1890" table:style-name="ce4">
            <text:p>1890</text:p>
          </table:table-cell>
          <table:table-cell office:value-type="float" office:value="3675" table:style-name="ce4">
            <text:p>36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138" table:style-name="ce14">
            <text:p>38138</text:p>
          </table:table-cell>
          <table:table-cell office:value-type="float" office:value="154438.828125" table:style-name="ce41">
            <text:p>154439</text:p>
          </table:table-cell>
          <table:table-cell office:value-type="float" office:value="51479.609375" table:style-name="ce42">
            <text:p>51480</text:p>
          </table:table-cell>
          <table:table-cell office:value-type="float" office:value="205918.4375" table:style-name="ce41">
            <text:p>2059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6.5339999198913574" table:style-name="ce4">
            <text:p>7</text:p>
          </table:table-cell>
          <table:table-cell office:value-type="float" office:value="23.975000381469727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8.920999526977539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333999633789063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32999801635742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.23799133300781" table:style-name="ce4">
            <text:p>111</text:p>
          </table:table-cell>
          <table:table-cell office:value-type="float" office:value="122.75900268554687" table:style-name="ce4">
            <text:p>123</text:p>
          </table:table-cell>
          <table:table-cell office:value-type="float" office:value="5.5830001831054687" table:style-name="ce4">
            <text:p>6</text:p>
          </table:table-cell>
          <table:table-cell office:value-type="float" office:value="5.1779999732971191" table:style-name="ce4">
            <text:p>5</text:p>
          </table:table-cell>
          <table:table-cell office:value-type="float" office:value="10.06900024414062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.48799896240234" table:style-name="ce14">
            <text:p>104</text:p>
          </table:table-cell>
          <table:table-cell office:value-type="float" office:value="425.31216430664062" table:style-name="ce41">
            <text:p>425</text:p>
          </table:table-cell>
          <table:table-cell office:value-type="float" office:value="141.77070617675781" table:style-name="ce42">
            <text:p>142</text:p>
          </table:table-cell>
          <table:table-cell office:value-type="float" office:value="567.08282470703125" table:style-name="ce41">
            <text:p>56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6.5339999198913574" table:style-name="ce5">
            <text:p>6.534</text:p>
          </table:table-cell>
          <table:table-cell office:value-type="float" office:value="5.9937500953674316" table:style-name="ce5">
            <text:p>5.994</text:p>
          </table:table-cell>
          <table:table-cell office:value-type="float" office:value="0" table:style-name="ce5">
            <text:p>0.000</text:p>
          </table:table-cell>
          <table:table-cell office:value-type="float" office:value="8.9209995269775391" table:style-name="ce5">
            <text:p>8.9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4446663856506348" table:style-name="ce5">
            <text:p>6.4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082499504089355" table:style-name="ce5">
            <text:p>1.80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776951313018799" table:style-name="ce5">
            <text:p>0.458</text:p>
          </table:table-cell>
          <table:table-cell office:value-type="float" office:value="0.64609998464584351" table:style-name="ce5">
            <text:p>0.646</text:p>
          </table:table-cell>
          <table:table-cell office:value-type="float" office:value="0.62033337354660034" table:style-name="ce5">
            <text:p>0.620</text:p>
          </table:table-cell>
          <table:table-cell office:value-type="float" office:value="2.5889999866485596" table:style-name="ce5">
            <text:p>2.589</text:p>
          </table:table-cell>
          <table:table-cell office:value-type="float" office:value="2.0138001441955566" table:style-name="ce5">
            <text:p>2.0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4.829334259033203" table:style-name="ce15">
            <text:p>34.829</text:p>
          </table:table-cell>
          <table:table-cell office:value-type="float" office:value="0.9146498441696167" table:style-name="ce43">
            <text:p>0.915</text:p>
          </table:table-cell>
          <table:table-cell office:value-type="float" office:value="0.30488324165344238" table:style-name="ce44">
            <text:p>0.305</text:p>
          </table:table-cell>
          <table:table-cell office:value-type="float" office:value="1.2195329666137695" table:style-name="ce43">
            <text:p>1.22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6.5339999198913574" table:style-name="ce5">
            <text:p>6.534</text:p>
          </table:table-cell>
          <table:table-cell office:value-type="float" office:value="2.6638889312744141" table:style-name="ce5">
            <text:p>2.664</text:p>
          </table:table-cell>
          <table:table-cell office:value-type="float" office:value="0" table:style-name="ce5">
            <text:p>0.000</text:p>
          </table:table-cell>
          <table:table-cell office:value-type="float" office:value="8.9209995269775391" table:style-name="ce5">
            <text:p>8.9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4446663856506348" table:style-name="ce5">
            <text:p>6.4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465999603271484" table:style-name="ce5">
            <text:p>1.4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521869421005249" table:style-name="ce5">
            <text:p>0.452</text:p>
          </table:table-cell>
          <table:table-cell office:value-type="float" office:value="0.63936978578567505" table:style-name="ce5">
            <text:p>0.639</text:p>
          </table:table-cell>
          <table:table-cell office:value-type="float" office:value="0.62033337354660034" table:style-name="ce5">
            <text:p>0.620</text:p>
          </table:table-cell>
          <table:table-cell office:value-type="float" office:value="2.5889999866485596" table:style-name="ce5">
            <text:p>2.589</text:p>
          </table:table-cell>
          <table:table-cell office:value-type="float" office:value="2.0138001441955566" table:style-name="ce5">
            <text:p>2.0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.4989089965820312" table:style-name="ce15">
            <text:p>9.499</text:p>
          </table:table-cell>
          <table:table-cell office:value-type="float" office:value="0.87874412536621094" table:style-name="ce43">
            <text:p>0.879</text:p>
          </table:table-cell>
          <table:table-cell office:value-type="float" office:value="0.29291468858718872" table:style-name="ce44">
            <text:p>0.293</text:p>
          </table:table-cell>
          <table:table-cell office:value-type="float" office:value="1.1716587543487549" table:style-name="ce43">
            <text:p>1.17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6.5339999198913574" table:style-name="ce6">
            <text:p>6.534</text:p>
          </table:table-cell>
          <table:table-cell office:value-type="float" office:value="3.4249999523162842" table:style-name="ce6">
            <text:p>3.425</text:p>
          </table:table-cell>
          <table:table-cell office:value-type="float" office:value="0" table:style-name="ce6">
            <text:p>0.000</text:p>
          </table:table-cell>
          <table:table-cell office:value-type="float" office:value="8.9209995269775391" table:style-name="ce6">
            <text:p>8.92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4446663856506348" table:style-name="ce6">
            <text:p>6.44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465999603271484" table:style-name="ce6">
            <text:p>1.44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5589339733123779" table:style-name="ce6">
            <text:p>0.456</text:p>
          </table:table-cell>
          <table:table-cell office:value-type="float" office:value="0.63936978578567505" table:style-name="ce6">
            <text:p>0.639</text:p>
          </table:table-cell>
          <table:table-cell office:value-type="float" office:value="0.62033337354660034" table:style-name="ce6">
            <text:p>0.620</text:p>
          </table:table-cell>
          <table:table-cell office:value-type="float" office:value="2.5889999866485596" table:style-name="ce6">
            <text:p>2.589</text:p>
          </table:table-cell>
          <table:table-cell office:value-type="float" office:value="2.0138001441955566" table:style-name="ce6">
            <text:p>2.01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3.060999870300293" table:style-name="ce16">
            <text:p>13.061</text:p>
          </table:table-cell>
          <table:table-cell office:value-type="float" office:value="0.89163976907730103" table:style-name="ce45">
            <text:p>0.892</text:p>
          </table:table-cell>
          <table:table-cell office:value-type="float" office:value="0.29721322655677795" table:style-name="ce46">
            <text:p>0.297</text:p>
          </table:table-cell>
          <table:table-cell office:value-type="float" office:value="1.1888529062271118" table:style-name="ce45">
            <text:p>1.18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RIFTSAND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0" table:style-name="ce3">
            <text:p>4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88" table:style-name="ce39">
            <text:p>488</text:p>
          </table:table-cell>
          <table:table-cell office:value-type="string" table:style-name="ce40">
            <text:p>--</text:p>
          </table:table-cell>
          <table:table-cell office:value-type="float" office:value="488" table:style-name="ce39">
            <text:p>4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9" table:style-name="ce3">
            <text:p>48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98" table:style-name="ce39">
            <text:p>498</text:p>
          </table:table-cell>
          <table:table-cell office:value-type="string" table:style-name="ce40">
            <text:p>--</text:p>
          </table:table-cell>
          <table:table-cell office:value-type="float" office:value="498" table:style-name="ce39">
            <text:p>49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0" table:style-name="ce3">
            <text:p>4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89" table:style-name="ce39">
            <text:p>489</text:p>
          </table:table-cell>
          <table:table-cell office:value-type="string" table:style-name="ce40">
            <text:p>--</text:p>
          </table:table-cell>
          <table:table-cell office:value-type="float" office:value="489" table:style-name="ce39">
            <text:p>4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39">
            <text:p>9</text:p>
          </table:table-cell>
          <table:table-cell office:value-type="string" table:style-name="ce40">
            <text:p>-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87" table:style-name="ce3">
            <text:p>48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97" table:style-name="ce39">
            <text:p>497</text:p>
          </table:table-cell>
          <table:table-cell office:value-type="string" table:style-name="ce40">
            <text:p>--</text:p>
          </table:table-cell>
          <table:table-cell office:value-type="float" office:value="497" table:style-name="ce39">
            <text:p>4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44" table:style-name="ce4">
            <text:p>57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7" table:style-name="ce4">
            <text:p>15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993.328125" table:style-name="ce4">
            <text:p>1419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062" table:style-name="ce14">
            <text:p>22062</text:p>
          </table:table-cell>
          <table:table-cell office:value-type="float" office:value="171396.34375" table:style-name="ce41">
            <text:p>171396</text:p>
          </table:table-cell>
          <table:table-cell office:value-type="float" office:value="223526.09375" table:style-name="ce42">
            <text:p>223526</text:p>
          </table:table-cell>
          <table:table-cell office:value-type="float" office:value="394922.375" table:style-name="ce41">
            <text:p>39492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369995117187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7599992752075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8.1292724609375" table:style-name="ce4">
            <text:p>3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44000244140625" table:style-name="ce14">
            <text:p>60</text:p>
          </table:table-cell>
          <table:table-cell office:value-type="float" office:value="478.68609619140625" table:style-name="ce41">
            <text:p>479</text:p>
          </table:table-cell>
          <table:table-cell office:value-type="float" office:value="624.27716064453125" table:style-name="ce42">
            <text:p>624</text:p>
          </table:table-cell>
          <table:table-cell office:value-type="float" office:value="1102.962890625" table:style-name="ce41">
            <text:p>110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.73699951171875" table:style-name="ce5">
            <text:p>15.73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519997358322144" table:style-name="ce5">
            <text:p>0.8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2943600416183472" table:style-name="ce5">
            <text:p>0.8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222000122070312" table:style-name="ce15">
            <text:p>30.222</text:p>
          </table:table-cell>
          <table:table-cell office:value-type="float" office:value="0.98091411590576172" table:style-name="ce43">
            <text:p>0.981</text:p>
          </table:table-cell>
          <table:table-cell office:value-type="float" office:value="1.2792564630508423" table:style-name="ce44">
            <text:p>1.279</text:p>
          </table:table-cell>
          <table:table-cell office:value-type="float" office:value="2.2601697444915771" table:style-name="ce43">
            <text:p>2.26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868499755859375" table:style-name="ce5">
            <text:p>7.8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7519997358322144" table:style-name="ce5">
            <text:p>0.8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1417030096054077" table:style-name="ce5">
            <text:p>0.8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.222000122070312" table:style-name="ce15">
            <text:p>30.222</text:p>
          </table:table-cell>
          <table:table-cell office:value-type="float" office:value="0.96121704578399658" table:style-name="ce43">
            <text:p>0.961</text:p>
          </table:table-cell>
          <table:table-cell office:value-type="float" office:value="1.2535686492919922" table:style-name="ce44">
            <text:p>1.254</text:p>
          </table:table-cell>
          <table:table-cell office:value-type="float" office:value="2.2147848606109619" table:style-name="ce43">
            <text:p>2.21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868499755859375" table:style-name="ce6">
            <text:p>7.86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7519997358322144" table:style-name="ce6">
            <text:p>0.87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2943600416183472" table:style-name="ce6">
            <text:p>0.8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222000122070312" table:style-name="ce16">
            <text:p>30.222</text:p>
          </table:table-cell>
          <table:table-cell office:value-type="float" office:value="0.97890818119049072" table:style-name="ce45">
            <text:p>0.979</text:p>
          </table:table-cell>
          <table:table-cell office:value-type="float" office:value="1.2766404151916504" table:style-name="ce46">
            <text:p>1.277</text:p>
          </table:table-cell>
          <table:table-cell office:value-type="float" office:value="2.2555477619171143" table:style-name="ce45">
            <text:p>2.25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ERSTERIVIER INDUSTRI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39">
            <text:p>3</text:p>
          </table:table-cell>
          <table:table-cell office:value-type="string" table:style-name="ce40">
            <text:p>-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5654" table:style-name="ce4">
            <text:p>56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9" table:style-name="ce4">
            <text:p>9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403" table:style-name="ce14">
            <text:p>42403</text:p>
          </table:table-cell>
          <table:table-cell office:value-type="float" office:value="49046" table:style-name="ce41">
            <text:p>49046</text:p>
          </table:table-cell>
          <table:table-cell office:value-type="float" office:value="30833.4765625" table:style-name="ce42">
            <text:p>30833</text:p>
          </table:table-cell>
          <table:table-cell office:value-type="float" office:value="79879.4765625" table:style-name="ce41">
            <text:p>7987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5.48999977111816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10000038146972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.17299652099609" table:style-name="ce14">
            <text:p>116</text:p>
          </table:table-cell>
          <table:table-cell office:value-type="float" office:value="134.37300109863281" table:style-name="ce41">
            <text:p>134</text:p>
          </table:table-cell>
          <table:table-cell office:value-type="float" office:value="84.47552490234375" table:style-name="ce42">
            <text:p>84</text:p>
          </table:table-cell>
          <table:table-cell office:value-type="float" office:value="218.84852600097656" table:style-name="ce41">
            <text:p>21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15.489999771118164" table:style-name="ce5">
            <text:p>15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100000381469727" table:style-name="ce5">
            <text:p>2.7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6.17299652099609" table:style-name="ce15">
            <text:p>116.173</text:p>
          </table:table-cell>
          <table:table-cell office:value-type="float" office:value="44.791000366210937" table:style-name="ce43">
            <text:p>44.791</text:p>
          </table:table-cell>
          <table:table-cell office:value-type="float" office:value="28.15850830078125" table:style-name="ce44">
            <text:p>28.159</text:p>
          </table:table-cell>
          <table:table-cell office:value-type="float" office:value="72.949508666992187" table:style-name="ce43">
            <text:p>72.95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15.489999771118164" table:style-name="ce5">
            <text:p>15.4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7100000381469727" table:style-name="ce5">
            <text:p>2.71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6.17299652099609" table:style-name="ce15">
            <text:p>116.173</text:p>
          </table:table-cell>
          <table:table-cell office:value-type="float" office:value="44.791000366210937" table:style-name="ce43">
            <text:p>44.791</text:p>
          </table:table-cell>
          <table:table-cell office:value-type="float" office:value="28.15850830078125" table:style-name="ce44">
            <text:p>28.159</text:p>
          </table:table-cell>
          <table:table-cell office:value-type="float" office:value="72.949508666992187" table:style-name="ce43">
            <text:p>72.95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15.489999771118164" table:style-name="ce6">
            <text:p>15.4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7100000381469727" table:style-name="ce6">
            <text:p>2.71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16.17299652099609" table:style-name="ce16">
            <text:p>116.173</text:p>
          </table:table-cell>
          <table:table-cell office:value-type="float" office:value="44.791000366210937" table:style-name="ce45">
            <text:p>44.791</text:p>
          </table:table-cell>
          <table:table-cell office:value-type="float" office:value="28.15850830078125" table:style-name="ce46">
            <text:p>28.159</text:p>
          </table:table-cell>
          <table:table-cell office:value-type="float" office:value="72.949508666992187" table:style-name="ce45">
            <text:p>72.95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FAURE_Oos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-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7" table:style-name="ce39">
            <text:p>27</text:p>
          </table:table-cell>
          <table:table-cell office:value-type="string" table:style-name="ce40">
            <text:p>--</text:p>
          </table:table-cell>
          <table:table-cell office:value-type="float" office:value="27" table:style-name="ce39">
            <text:p>2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39">
            <text:p>25</text:p>
          </table:table-cell>
          <table:table-cell office:value-type="string" table:style-name="ce40">
            <text:p>-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23" table:style-name="ce39">
            <text:p>23</text:p>
          </table:table-cell>
          <table:table-cell office:value-type="string" table:style-name="ce40">
            <text:p>--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86" table:style-name="ce4">
            <text:p>4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6" table:style-name="ce4">
            <text:p>5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58" table:style-name="ce4">
            <text:p>24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" table:style-name="ce4">
            <text:p>57</text:p>
          </table:table-cell>
          <table:table-cell office:value-type="float" office:value="971.0260009765625" table:style-name="ce4">
            <text:p>971</text:p>
          </table:table-cell>
          <table:table-cell office:value-type="float" office:value="156" table:style-name="ce4">
            <text:p>156</text:p>
          </table:table-cell>
          <table:table-cell office:value-type="float" office:value="0" table:style-name="ce4">
            <text:p>0</text:p>
          </table:table-cell>
          <table:table-cell office:value-type="float" office:value="6955" table:style-name="ce4">
            <text:p>69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6327" table:style-name="ce14">
            <text:p>226327</text:p>
          </table:table-cell>
          <table:table-cell office:value-type="float" office:value="238034.03125" table:style-name="ce41">
            <text:p>238034</text:p>
          </table:table-cell>
          <table:table-cell office:value-type="float" office:value="149643.515625" table:style-name="ce42">
            <text:p>149644</text:p>
          </table:table-cell>
          <table:table-cell office:value-type="float" office:value="387677.53125" table:style-name="ce41">
            <text:p>38767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330999970436096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4099998474121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34000205993652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80000066757202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5600000321865082" table:style-name="ce4">
            <text:p>0</text:p>
          </table:table-cell>
          <table:table-cell office:value-type="float" office:value="10.038999557495117" table:style-name="ce4">
            <text:p>10</text:p>
          </table:table-cell>
          <table:table-cell office:value-type="float" office:value="0.4269999861717224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05500030517578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0.07403564453125" table:style-name="ce14">
            <text:p>620</text:p>
          </table:table-cell>
          <table:table-cell office:value-type="float" office:value="659.5250244140625" table:style-name="ce41">
            <text:p>660</text:p>
          </table:table-cell>
          <table:table-cell office:value-type="float" office:value="414.61993408203125" table:style-name="ce42">
            <text:p>415</text:p>
          </table:table-cell>
          <table:table-cell office:value-type="float" office:value="1074.1448974609375" table:style-name="ce41">
            <text:p>107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6654999852180481" table:style-name="ce5">
            <text:p>0.6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409999847412109" table:style-name="ce5">
            <text:p>1.44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7340002059936523" table:style-name="ce5">
            <text:p>6.7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800000667572021" table:style-name="ce5">
            <text:p>0.2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8000001609325409E-2" table:style-name="ce5">
            <text:p>0.078</text:p>
          </table:table-cell>
          <table:table-cell office:value-type="float" office:value="3.3463332653045654" table:style-name="ce5">
            <text:p>3.346</text:p>
          </table:table-cell>
          <table:table-cell office:value-type="float" office:value="0.42699998617172241" table:style-name="ce5">
            <text:p>0.427</text:p>
          </table:table-cell>
          <table:table-cell office:value-type="float" office:value="0" table:style-name="ce5">
            <text:p>0.000</text:p>
          </table:table-cell>
          <table:table-cell office:value-type="float" office:value="2.3818750381469727" table:style-name="ce5">
            <text:p>2.3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55.01850891113281" table:style-name="ce15">
            <text:p>155.019</text:p>
          </table:table-cell>
          <table:table-cell office:value-type="float" office:value="28.67500114440918" table:style-name="ce43">
            <text:p>28.675</text:p>
          </table:table-cell>
          <table:table-cell office:value-type="float" office:value="18.026952743530273" table:style-name="ce44">
            <text:p>18.027</text:p>
          </table:table-cell>
          <table:table-cell office:value-type="float" office:value="46.701953887939453" table:style-name="ce43">
            <text:p>46.7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654999852180481" table:style-name="ce5">
            <text:p>0.6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409999847412109" table:style-name="ce5">
            <text:p>1.44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7340002059936523" table:style-name="ce5">
            <text:p>6.73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800000667572021" table:style-name="ce5">
            <text:p>0.26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.8000001609325409E-2" table:style-name="ce5">
            <text:p>0.078</text:p>
          </table:table-cell>
          <table:table-cell office:value-type="float" office:value="2.5097498893737793" table:style-name="ce5">
            <text:p>2.510</text:p>
          </table:table-cell>
          <table:table-cell office:value-type="float" office:value="0.42699998617172241" table:style-name="ce5">
            <text:p>0.427</text:p>
          </table:table-cell>
          <table:table-cell office:value-type="float" office:value="0" table:style-name="ce5">
            <text:p>0.000</text:p>
          </table:table-cell>
          <table:table-cell office:value-type="float" office:value="2.1172223091125488" table:style-name="ce5">
            <text:p>2.1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3.34567260742187" table:style-name="ce15">
            <text:p>103.346</text:p>
          </table:table-cell>
          <table:table-cell office:value-type="float" office:value="24.426853179931641" table:style-name="ce43">
            <text:p>24.427</text:p>
          </table:table-cell>
          <table:table-cell office:value-type="float" office:value="15.356293678283691" table:style-name="ce44">
            <text:p>15.356</text:p>
          </table:table-cell>
          <table:table-cell office:value-type="float" office:value="39.783145904541016" table:style-name="ce43">
            <text:p>39.78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654999852180481" table:style-name="ce6">
            <text:p>0.66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4409999847412109" table:style-name="ce6">
            <text:p>1.44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7340002059936523" table:style-name="ce6">
            <text:p>6.73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6800000667572021" table:style-name="ce6">
            <text:p>0.26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.8000001609325409E-2" table:style-name="ce6">
            <text:p>0.078</text:p>
          </table:table-cell>
          <table:table-cell office:value-type="float" office:value="3.3463332653045654" table:style-name="ce6">
            <text:p>3.346</text:p>
          </table:table-cell>
          <table:table-cell office:value-type="float" office:value="0.42699998617172241" table:style-name="ce6">
            <text:p>0.427</text:p>
          </table:table-cell>
          <table:table-cell office:value-type="float" office:value="0" table:style-name="ce6">
            <text:p>0.000</text:p>
          </table:table-cell>
          <table:table-cell office:value-type="float" office:value="2.1172223091125488" table:style-name="ce6">
            <text:p>2.1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24.01480865478516" table:style-name="ce16">
            <text:p>124.015</text:p>
          </table:table-cell>
          <table:table-cell office:value-type="float" office:value="26.381000518798828" table:style-name="ce45">
            <text:p>26.381</text:p>
          </table:table-cell>
          <table:table-cell office:value-type="float" office:value="16.584796905517578" table:style-name="ce46">
            <text:p>16.585</text:p>
          </table:table-cell>
          <table:table-cell office:value-type="float" office:value="42.965797424316406" table:style-name="ce45">
            <text:p>42.96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FIRGROV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125" table:style-name="ce3">
            <text:p>12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3" table:style-name="ce39">
            <text:p>383</text:p>
          </table:table-cell>
          <table:table-cell office:value-type="string" table:style-name="ce40">
            <text:p>--</text:p>
          </table:table-cell>
          <table:table-cell office:value-type="float" office:value="383" table:style-name="ce39">
            <text:p>3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0" table:style-name="ce3">
            <text:p>240</text:p>
          </table:table-cell>
          <table:table-cell office:value-type="float" office:value="126" table:style-name="ce3">
            <text:p>12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9" table:style-name="ce39">
            <text:p>389</text:p>
          </table:table-cell>
          <table:table-cell office:value-type="string" table:style-name="ce40">
            <text:p>--</text:p>
          </table:table-cell>
          <table:table-cell office:value-type="float" office:value="389" table:style-name="ce39">
            <text:p>38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7" table:style-name="ce3">
            <text:p>237</text:p>
          </table:table-cell>
          <table:table-cell office:value-type="float" office:value="125" table:style-name="ce3">
            <text:p>125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4" table:style-name="ce39">
            <text:p>384</text:p>
          </table:table-cell>
          <table:table-cell office:value-type="string" table:style-name="ce40">
            <text:p>--</text:p>
          </table:table-cell>
          <table:table-cell office:value-type="float" office:value="384" table:style-name="ce39">
            <text:p>38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8" table:style-name="ce3">
            <text:p>238</text:p>
          </table:table-cell>
          <table:table-cell office:value-type="float" office:value="128" table:style-name="ce3">
            <text:p>12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7" table:style-name="ce39">
            <text:p>387</text:p>
          </table:table-cell>
          <table:table-cell office:value-type="string" table:style-name="ce40">
            <text:p>--</text:p>
          </table:table-cell>
          <table:table-cell office:value-type="float" office:value="387" table:style-name="ce39">
            <text:p>3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758" table:style-name="ce4">
            <text:p>47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19" table:style-name="ce4">
            <text:p>31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28" table:style-name="ce4">
            <text:p>34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980.890625" table:style-name="ce4">
            <text:p>50981</text:p>
          </table:table-cell>
          <table:table-cell office:value-type="float" office:value="36079" table:style-name="ce4">
            <text:p>36079</text:p>
          </table:table-cell>
          <table:table-cell office:value-type="float" office:value="1278" table:style-name="ce4">
            <text:p>1278</text:p>
          </table:table-cell>
          <table:table-cell office:value-type="float" office:value="0" table:style-name="ce4">
            <text:p>0</text:p>
          </table:table-cell>
          <table:table-cell office:value-type="float" office:value="1124" table:style-name="ce4">
            <text:p>11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0780.890625" table:style-name="ce41">
            <text:p>100781</text:p>
          </table:table-cell>
          <table:table-cell office:value-type="float" office:value="33593.63671875" table:style-name="ce42">
            <text:p>33594</text:p>
          </table:table-cell>
          <table:table-cell office:value-type="float" office:value="134374.546875" table:style-name="ce41">
            <text:p>13437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3.03499984741210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45000076293945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99999877810478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390999794006347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5.67498779296875" table:style-name="ce4">
            <text:p>146</text:p>
          </table:table-cell>
          <table:table-cell office:value-type="float" office:value="98.84698486328125" table:style-name="ce4">
            <text:p>99</text:p>
          </table:table-cell>
          <table:table-cell office:value-type="float" office:value="3.50200009346008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.07999992370605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82.11300659179687" table:style-name="ce41">
            <text:p>282</text:p>
          </table:table-cell>
          <table:table-cell office:value-type="float" office:value="94.037628173828125" table:style-name="ce42">
            <text:p>94</text:p>
          </table:table-cell>
          <table:table-cell office:value-type="float" office:value="376.1505126953125" table:style-name="ce41">
            <text:p>37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6069998741149902" table:style-name="ce5">
            <text:p>2.60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2725000381469727" table:style-name="ce5">
            <text:p>4.27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7999998778104782E-2" table:style-name="ce5">
            <text:p>0.0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781999349594116" table:style-name="ce5">
            <text:p>1.8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1466240882873535" table:style-name="ce5">
            <text:p>0.615</text:p>
          </table:table-cell>
          <table:table-cell office:value-type="float" office:value="0.79077589511871338" table:style-name="ce5">
            <text:p>0.791</text:p>
          </table:table-cell>
          <table:table-cell office:value-type="float" office:value="0.58366668224334717" table:style-name="ce5">
            <text:p>0.584</text:p>
          </table:table-cell>
          <table:table-cell office:value-type="float" office:value="0" table:style-name="ce5">
            <text:p>0.000</text:p>
          </table:table-cell>
          <table:table-cell office:value-type="float" office:value="1.5399999618530273" table:style-name="ce5">
            <text:p>1.5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3658746480941772" table:style-name="ce43">
            <text:p>0.737</text:p>
          </table:table-cell>
          <table:table-cell office:value-type="float" office:value="0.24552905559539795" table:style-name="ce44">
            <text:p>0.246</text:p>
          </table:table-cell>
          <table:table-cell office:value-type="float" office:value="0.9821162223815918" table:style-name="ce43">
            <text:p>0.98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1724998950958252" table:style-name="ce5">
            <text:p>2.17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483333587646484" table:style-name="ce5">
            <text:p>2.84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7999998778104782E-2" table:style-name="ce5">
            <text:p>0.0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781999349594116" table:style-name="ce5">
            <text:p>1.8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069791316986084" table:style-name="ce5">
            <text:p>0.607</text:p>
          </table:table-cell>
          <table:table-cell office:value-type="float" office:value="0.7844998836517334" table:style-name="ce5">
            <text:p>0.784</text:p>
          </table:table-cell>
          <table:table-cell office:value-type="float" office:value="0.58366668224334717" table:style-name="ce5">
            <text:p>0.584</text:p>
          </table:table-cell>
          <table:table-cell office:value-type="float" office:value="0" table:style-name="ce5">
            <text:p>0.000</text:p>
          </table:table-cell>
          <table:table-cell office:value-type="float" office:value="1.5399999618530273" table:style-name="ce5">
            <text:p>1.5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72522622346878052" table:style-name="ce43">
            <text:p>0.725</text:p>
          </table:table-cell>
          <table:table-cell office:value-type="float" office:value="0.24174197018146515" table:style-name="ce44">
            <text:p>0.242</text:p>
          </table:table-cell>
          <table:table-cell office:value-type="float" office:value="0.9669678807258606" table:style-name="ce43">
            <text:p>0.96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2.6069998741149902" table:style-name="ce6">
            <text:p>2.60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8483333587646484" table:style-name="ce6">
            <text:p>2.84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7999998778104782E-2" table:style-name="ce6">
            <text:p>0.0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8781999349594116" table:style-name="ce6">
            <text:p>1.8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1466240882873535" table:style-name="ce6">
            <text:p>0.615</text:p>
          </table:table-cell>
          <table:table-cell office:value-type="float" office:value="0.79077589511871338" table:style-name="ce6">
            <text:p>0.791</text:p>
          </table:table-cell>
          <table:table-cell office:value-type="float" office:value="0.58366668224334717" table:style-name="ce6">
            <text:p>0.584</text:p>
          </table:table-cell>
          <table:table-cell office:value-type="float" office:value="0" table:style-name="ce6">
            <text:p>0.000</text:p>
          </table:table-cell>
          <table:table-cell office:value-type="float" office:value="1.5399999618530273" table:style-name="ce6">
            <text:p>1.5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7346692681312561" table:style-name="ce45">
            <text:p>0.735</text:p>
          </table:table-cell>
          <table:table-cell office:value-type="float" office:value="0.24488966166973114" table:style-name="ce46">
            <text:p>0.245</text:p>
          </table:table-cell>
          <table:table-cell office:value-type="float" office:value="0.97955864667892456" table:style-name="ce45">
            <text:p>0.98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LDERVU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72" table:style-name="ce3">
            <text:p>172</text:p>
          </table:table-cell>
          <table:table-cell office:value-type="float" office:value="763" table:style-name="ce3">
            <text:p>763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082" table:style-name="ce39">
            <text:p>1082</text:p>
          </table:table-cell>
          <table:table-cell office:value-type="string" table:style-name="ce40">
            <text:p>--</text:p>
          </table:table-cell>
          <table:table-cell office:value-type="float" office:value="1082" table:style-name="ce39">
            <text:p>108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72" table:style-name="ce3">
            <text:p>172</text:p>
          </table:table-cell>
          <table:table-cell office:value-type="float" office:value="776" table:style-name="ce3">
            <text:p>776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1179" table:style-name="ce39">
            <text:p>1179</text:p>
          </table:table-cell>
          <table:table-cell office:value-type="string" table:style-name="ce40">
            <text:p>--</text:p>
          </table:table-cell>
          <table:table-cell office:value-type="float" office:value="1179" table:style-name="ce39">
            <text:p>11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72" table:style-name="ce3">
            <text:p>172</text:p>
          </table:table-cell>
          <table:table-cell office:value-type="float" office:value="769" table:style-name="ce3">
            <text:p>769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1195" table:style-name="ce39">
            <text:p>1195</text:p>
          </table:table-cell>
          <table:table-cell office:value-type="string" table:style-name="ce40">
            <text:p>--</text:p>
          </table:table-cell>
          <table:table-cell office:value-type="float" office:value="1195" table:style-name="ce39">
            <text:p>119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5" table:style-name="ce3">
            <text:p>95</text:p>
          </table:table-cell>
          <table:table-cell office:value-type="float" office:value="172" table:style-name="ce3">
            <text:p>172</text:p>
          </table:table-cell>
          <table:table-cell office:value-type="float" office:value="768" table:style-name="ce3">
            <text:p>768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090" table:style-name="ce39">
            <text:p>1090</text:p>
          </table:table-cell>
          <table:table-cell office:value-type="string" table:style-name="ce40">
            <text:p>--</text:p>
          </table:table-cell>
          <table:table-cell office:value-type="float" office:value="1090" table:style-name="ce39">
            <text:p>10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248" table:style-name="ce4">
            <text:p>7248</text:p>
          </table:table-cell>
          <table:table-cell office:value-type="float" office:value="611" table:style-name="ce4">
            <text:p>6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417" table:style-name="ce4">
            <text:p>134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421" table:style-name="ce4">
            <text:p>17421</text:p>
          </table:table-cell>
          <table:table-cell office:value-type="float" office:value="57881" table:style-name="ce4">
            <text:p>57881</text:p>
          </table:table-cell>
          <table:table-cell office:value-type="float" office:value="264457.65625" table:style-name="ce4">
            <text:p>264458</text:p>
          </table:table-cell>
          <table:table-cell office:value-type="float" office:value="8873" table:style-name="ce4">
            <text:p>8873</text:p>
          </table:table-cell>
          <table:table-cell office:value-type="float" office:value="8260" table:style-name="ce4">
            <text:p>82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994" table:style-name="ce14">
            <text:p>43994</text:p>
          </table:table-cell>
          <table:table-cell office:value-type="float" office:value="422162.65625" table:style-name="ce41">
            <text:p>422163</text:p>
          </table:table-cell>
          <table:table-cell office:value-type="float" office:value="140720.890625" table:style-name="ce42">
            <text:p>140721</text:p>
          </table:table-cell>
          <table:table-cell office:value-type="float" office:value="562883.5625" table:style-name="ce41">
            <text:p>56288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0.837001800537109" table:style-name="ce4">
            <text:p>21</text:p>
          </table:table-cell>
          <table:table-cell office:value-type="float" office:value="1.674000024795532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803997039794922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727005004882813" table:style-name="ce4">
            <text:p>48</text:p>
          </table:table-cell>
          <table:table-cell office:value-type="float" office:value="159.87403869628906" table:style-name="ce4">
            <text:p>160</text:p>
          </table:table-cell>
          <table:table-cell office:value-type="float" office:value="729.2916259765625" table:style-name="ce4">
            <text:p>729</text:p>
          </table:table-cell>
          <table:table-cell office:value-type="float" office:value="24.311002731323242" table:style-name="ce4">
            <text:p>24</text:p>
          </table:table-cell>
          <table:table-cell office:value-type="float" office:value="22.63100242614746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0.53299713134766" table:style-name="ce14">
            <text:p>121</text:p>
          </table:table-cell>
          <table:table-cell office:value-type="float" office:value="1163.68408203125" table:style-name="ce41">
            <text:p>1164</text:p>
          </table:table-cell>
          <table:table-cell office:value-type="float" office:value="387.89422607421875" table:style-name="ce42">
            <text:p>388</text:p>
          </table:table-cell>
          <table:table-cell office:value-type="float" office:value="1551.576904296875" table:style-name="ce41">
            <text:p>155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5.2092504501342773" table:style-name="ce5">
            <text:p>5.209</text:p>
          </table:table-cell>
          <table:table-cell office:value-type="float" office:value="1.6740000247955322" table:style-name="ce5">
            <text:p>1.6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6004996299743652" table:style-name="ce5">
            <text:p>4.6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238955020904541" table:style-name="ce5">
            <text:p>0.502</text:p>
          </table:table-cell>
          <table:table-cell office:value-type="float" office:value="0.92950022220611572" table:style-name="ce5">
            <text:p>0.930</text:p>
          </table:table-cell>
          <table:table-cell office:value-type="float" office:value="0.95582127571105957" table:style-name="ce5">
            <text:p>0.956</text:p>
          </table:table-cell>
          <table:table-cell office:value-type="float" office:value="1.2155501842498779" table:style-name="ce5">
            <text:p>1.216</text:p>
          </table:table-cell>
          <table:table-cell office:value-type="float" office:value="1.331235408782959" table:style-name="ce5">
            <text:p>1.3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0.266498565673828" table:style-name="ce15">
            <text:p>60.266</text:p>
          </table:table-cell>
          <table:table-cell office:value-type="float" office:value="1.0754935741424561" table:style-name="ce43">
            <text:p>1.075</text:p>
          </table:table-cell>
          <table:table-cell office:value-type="float" office:value="0.35849744081497192" table:style-name="ce44">
            <text:p>0.358</text:p>
          </table:table-cell>
          <table:table-cell office:value-type="float" office:value="1.4339897632598877" table:style-name="ce43">
            <text:p>1.43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4883573055267334" table:style-name="ce5">
            <text:p>1.488</text:p>
          </table:table-cell>
          <table:table-cell office:value-type="float" office:value="1.6740000247955322" table:style-name="ce5">
            <text:p>1.6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797399759292603" table:style-name="ce5">
            <text:p>0.4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0238955020904541" table:style-name="ce5">
            <text:p>0.502</text:p>
          </table:table-cell>
          <table:table-cell office:value-type="float" office:value="0.92950022220611572" table:style-name="ce5">
            <text:p>0.930</text:p>
          </table:table-cell>
          <table:table-cell office:value-type="float" office:value="0.93980878591537476" table:style-name="ce5">
            <text:p>0.940</text:p>
          </table:table-cell>
          <table:table-cell office:value-type="float" office:value="1.2155501842498779" table:style-name="ce5">
            <text:p>1.216</text:p>
          </table:table-cell>
          <table:table-cell office:value-type="float" office:value="1.1911053657531738" table:style-name="ce5">
            <text:p>1.19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.106599807739258" table:style-name="ce15">
            <text:p>24.107</text:p>
          </table:table-cell>
          <table:table-cell office:value-type="float" office:value="0.98700940608978271" table:style-name="ce43">
            <text:p>0.987</text:p>
          </table:table-cell>
          <table:table-cell office:value-type="float" office:value="0.3290027379989624" table:style-name="ce44">
            <text:p>0.329</text:p>
          </table:table-cell>
          <table:table-cell office:value-type="float" office:value="1.3160109519958496" table:style-name="ce43">
            <text:p>1.31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4883573055267334" table:style-name="ce6">
            <text:p>1.488</text:p>
          </table:table-cell>
          <table:table-cell office:value-type="float" office:value="1.6740000247955322" table:style-name="ce6">
            <text:p>1.67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7797399759292603" table:style-name="ce6">
            <text:p>0.4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0238955020904541" table:style-name="ce6">
            <text:p>0.502</text:p>
          </table:table-cell>
          <table:table-cell office:value-type="float" office:value="0.92950022220611572" table:style-name="ce6">
            <text:p>0.930</text:p>
          </table:table-cell>
          <table:table-cell office:value-type="float" office:value="0.94836360216140747" table:style-name="ce6">
            <text:p>0.948</text:p>
          </table:table-cell>
          <table:table-cell office:value-type="float" office:value="1.2155501842498779" table:style-name="ce6">
            <text:p>1.216</text:p>
          </table:table-cell>
          <table:table-cell office:value-type="float" office:value="1.1911053657531738" table:style-name="ce6">
            <text:p>1.19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.3047499656677246" table:style-name="ce16">
            <text:p>4.305</text:p>
          </table:table-cell>
          <table:table-cell office:value-type="float" office:value="0.97379422187805176" table:style-name="ce45">
            <text:p>0.974</text:p>
          </table:table-cell>
          <table:table-cell office:value-type="float" office:value="0.32459768652915955" table:style-name="ce46">
            <text:p>0.325</text:p>
          </table:table-cell>
          <table:table-cell office:value-type="float" office:value="1.2983907461166382" table:style-name="ce45">
            <text:p>1.29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LD_UNKN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39">
            <text:p>8</text:p>
          </table:table-cell>
          <table:table-cell office:value-type="string" table:style-name="ce40">
            <text:p>-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9" table:style-name="ce4">
            <text:p>189</text:p>
          </table:table-cell>
          <table:table-cell office:value-type="float" office:value="363" table:style-name="ce4">
            <text:p>363</text:p>
          </table:table-cell>
          <table:table-cell office:value-type="float" office:value="748" table:style-name="ce4">
            <text:p>748</text:p>
          </table:table-cell>
          <table:table-cell office:value-type="float" office:value="0" table:style-name="ce4">
            <text:p>0</text:p>
          </table:table-cell>
          <table:table-cell office:value-type="float" office:value="221" table:style-name="ce4">
            <text:p>2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521" table:style-name="ce41">
            <text:p>1521</text:p>
          </table:table-cell>
          <table:table-cell office:value-type="float" office:value="507" table:style-name="ce42">
            <text:p>507</text:p>
          </table:table-cell>
          <table:table-cell office:value-type="float" office:value="2028" table:style-name="ce41">
            <text:p>202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1700001955032349" table:style-name="ce4">
            <text:p>1</text:p>
          </table:table-cell>
          <table:table-cell office:value-type="float" office:value="0.99399995803833008" table:style-name="ce4">
            <text:p>1</text:p>
          </table:table-cell>
          <table:table-cell office:value-type="float" office:value="2.04999995231628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05000019073486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.1660003662109375" table:style-name="ce41">
            <text:p>4</text:p>
          </table:table-cell>
          <table:table-cell office:value-type="float" office:value="1.3886667490005493" table:style-name="ce42">
            <text:p>1</text:p>
          </table:table-cell>
          <table:table-cell office:value-type="float" office:value="5.5546669960021973" table:style-name="ce41">
            <text:p>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850000977516174" table:style-name="ce5">
            <text:p>0.259</text:p>
          </table:table-cell>
          <table:table-cell office:value-type="float" office:value="0.49699997901916504" table:style-name="ce5">
            <text:p>0.497</text:p>
          </table:table-cell>
          <table:table-cell office:value-type="float" office:value="0.68333333730697632" table:style-name="ce5">
            <text:p>0.683</text:p>
          </table:table-cell>
          <table:table-cell office:value-type="float" office:value="0" table:style-name="ce5">
            <text:p>0.000</text:p>
          </table:table-cell>
          <table:table-cell office:value-type="float" office:value="0.60500001907348633" table:style-name="ce5">
            <text:p>0.60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2075004577636719" table:style-name="ce43">
            <text:p>0.521</text:p>
          </table:table-cell>
          <table:table-cell office:value-type="float" office:value="0.17358334362506866" table:style-name="ce44">
            <text:p>0.174</text:p>
          </table:table-cell>
          <table:table-cell office:value-type="float" office:value="0.69433337450027466" table:style-name="ce43">
            <text:p>0.6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5850000977516174" table:style-name="ce5">
            <text:p>0.259</text:p>
          </table:table-cell>
          <table:table-cell office:value-type="float" office:value="0.49699997901916504" table:style-name="ce5">
            <text:p>0.497</text:p>
          </table:table-cell>
          <table:table-cell office:value-type="float" office:value="0.68333333730697632" table:style-name="ce5">
            <text:p>0.683</text:p>
          </table:table-cell>
          <table:table-cell office:value-type="float" office:value="0" table:style-name="ce5">
            <text:p>0.000</text:p>
          </table:table-cell>
          <table:table-cell office:value-type="float" office:value="0.60500001907348633" table:style-name="ce5">
            <text:p>0.60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2075004577636719" table:style-name="ce43">
            <text:p>0.521</text:p>
          </table:table-cell>
          <table:table-cell office:value-type="float" office:value="0.17358334362506866" table:style-name="ce44">
            <text:p>0.174</text:p>
          </table:table-cell>
          <table:table-cell office:value-type="float" office:value="0.69433337450027466" table:style-name="ce43">
            <text:p>0.6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5850000977516174" table:style-name="ce6">
            <text:p>0.259</text:p>
          </table:table-cell>
          <table:table-cell office:value-type="float" office:value="0.49699997901916504" table:style-name="ce6">
            <text:p>0.497</text:p>
          </table:table-cell>
          <table:table-cell office:value-type="float" office:value="0.68333333730697632" table:style-name="ce6">
            <text:p>0.683</text:p>
          </table:table-cell>
          <table:table-cell office:value-type="float" office:value="0" table:style-name="ce6">
            <text:p>0.000</text:p>
          </table:table-cell>
          <table:table-cell office:value-type="float" office:value="0.60500001907348633" table:style-name="ce6">
            <text:p>0.60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2075004577636719" table:style-name="ce45">
            <text:p>0.521</text:p>
          </table:table-cell>
          <table:table-cell office:value-type="float" office:value="0.17358334362506866" table:style-name="ce46">
            <text:p>0.174</text:p>
          </table:table-cell>
          <table:table-cell office:value-type="float" office:value="0.69433337450027466" table:style-name="ce45">
            <text:p>0.69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ELENA HEIGHTS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7" table:style-name="ce3">
            <text:p>47</text:p>
          </table:table-cell>
          <table:table-cell office:value-type="float" office:value="68" table:style-name="ce3">
            <text:p>68</text:p>
          </table:table-cell>
          <table:table-cell office:value-type="float" office:value="106" table:style-name="ce3">
            <text:p>10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26" table:style-name="ce39">
            <text:p>226</text:p>
          </table:table-cell>
          <table:table-cell office:value-type="string" table:style-name="ce40">
            <text:p>--</text:p>
          </table:table-cell>
          <table:table-cell office:value-type="float" office:value="226" table:style-name="ce39">
            <text:p>22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7" table:style-name="ce3">
            <text:p>47</text:p>
          </table:table-cell>
          <table:table-cell office:value-type="float" office:value="70" table:style-name="ce3">
            <text:p>70</text:p>
          </table:table-cell>
          <table:table-cell office:value-type="float" office:value="122" table:style-name="ce3">
            <text:p>1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2" table:style-name="ce13">
            <text:p>142</text:p>
          </table:table-cell>
          <table:table-cell office:value-type="float" office:value="385" table:style-name="ce39">
            <text:p>385</text:p>
          </table:table-cell>
          <table:table-cell office:value-type="string" table:style-name="ce40">
            <text:p>--</text:p>
          </table:table-cell>
          <table:table-cell office:value-type="float" office:value="385" table:style-name="ce39">
            <text:p>3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7" table:style-name="ce3">
            <text:p>47</text:p>
          </table:table-cell>
          <table:table-cell office:value-type="float" office:value="70" table:style-name="ce3">
            <text:p>70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1" table:style-name="ce13">
            <text:p>141</text:p>
          </table:table-cell>
          <table:table-cell office:value-type="float" office:value="383" table:style-name="ce39">
            <text:p>383</text:p>
          </table:table-cell>
          <table:table-cell office:value-type="string" table:style-name="ce40">
            <text:p>--</text:p>
          </table:table-cell>
          <table:table-cell office:value-type="float" office:value="383" table:style-name="ce39">
            <text:p>3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7" table:style-name="ce3">
            <text:p>47</text:p>
          </table:table-cell>
          <table:table-cell office:value-type="float" office:value="68" table:style-name="ce3">
            <text:p>68</text:p>
          </table:table-cell>
          <table:table-cell office:value-type="float" office:value="107" table:style-name="ce3">
            <text:p>10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28" table:style-name="ce39">
            <text:p>228</text:p>
          </table:table-cell>
          <table:table-cell office:value-type="string" table:style-name="ce40">
            <text:p>--</text:p>
          </table:table-cell>
          <table:table-cell office:value-type="float" office:value="228" table:style-name="ce39">
            <text:p>2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973" table:style-name="ce4">
            <text:p>9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5" table:style-name="ce4">
            <text:p>455</text:p>
          </table:table-cell>
          <table:table-cell office:value-type="float" office:value="492" table:style-name="ce4">
            <text:p>492</text:p>
          </table:table-cell>
          <table:table-cell office:value-type="float" office:value="21034" table:style-name="ce4">
            <text:p>21034</text:p>
          </table:table-cell>
          <table:table-cell office:value-type="float" office:value="36117" table:style-name="ce4">
            <text:p>36117</text:p>
          </table:table-cell>
          <table:table-cell office:value-type="float" office:value="72109" table:style-name="ce4">
            <text:p>721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860" table:style-name="ce14">
            <text:p>15860</text:p>
          </table:table-cell>
          <table:table-cell office:value-type="float" office:value="147040" table:style-name="ce41">
            <text:p>147040</text:p>
          </table:table-cell>
          <table:table-cell office:value-type="float" office:value="49013.328125" table:style-name="ce42">
            <text:p>49013</text:p>
          </table:table-cell>
          <table:table-cell office:value-type="float" office:value="196053.3125" table:style-name="ce41">
            <text:p>1960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2.66599988937377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46999979019165" table:style-name="ce4">
            <text:p>1</text:p>
          </table:table-cell>
          <table:table-cell office:value-type="float" office:value="1.3480000495910645" table:style-name="ce4">
            <text:p>1</text:p>
          </table:table-cell>
          <table:table-cell office:value-type="float" office:value="57.625999450683594" table:style-name="ce4">
            <text:p>58</text:p>
          </table:table-cell>
          <table:table-cell office:value-type="float" office:value="98.950004577636719" table:style-name="ce4">
            <text:p>99</text:p>
          </table:table-cell>
          <table:table-cell office:value-type="float" office:value="200.04299926757812" table:style-name="ce4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450992584228516" table:style-name="ce14">
            <text:p>43</text:p>
          </table:table-cell>
          <table:table-cell office:value-type="float" office:value="405.33099365234375" table:style-name="ce41">
            <text:p>405</text:p>
          </table:table-cell>
          <table:table-cell office:value-type="float" office:value="135.11026000976563" table:style-name="ce42">
            <text:p>135</text:p>
          </table:table-cell>
          <table:table-cell office:value-type="float" office:value="540.4410400390625" table:style-name="ce41">
            <text:p>54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2.6659998893737793" table:style-name="ce5">
            <text:p>2.6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46999979019165" table:style-name="ce5">
            <text:p>1.247</text:p>
          </table:table-cell>
          <table:table-cell office:value-type="float" office:value="0.67400002479553223" table:style-name="ce5">
            <text:p>0.674</text:p>
          </table:table-cell>
          <table:table-cell office:value-type="float" office:value="1.2260850667953491" table:style-name="ce5">
            <text:p>1.226</text:p>
          </table:table-cell>
          <table:table-cell office:value-type="float" office:value="1.4551471471786499" table:style-name="ce5">
            <text:p>1.455</text:p>
          </table:table-cell>
          <table:table-cell office:value-type="float" office:value="1.8871980905532837" table:style-name="ce5">
            <text:p>1.8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.450992584228516" table:style-name="ce15">
            <text:p>43.451</text:p>
          </table:table-cell>
          <table:table-cell office:value-type="float" office:value="1.7934999465942383" table:style-name="ce43">
            <text:p>1.793</text:p>
          </table:table-cell>
          <table:table-cell office:value-type="float" office:value="0.59783303737640381" table:style-name="ce44">
            <text:p>0.598</text:p>
          </table:table-cell>
          <table:table-cell office:value-type="float" office:value="2.3913321495056152" table:style-name="ce43">
            <text:p>2.3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2.6659998893737793" table:style-name="ce5">
            <text:p>2.6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46999979019165" table:style-name="ce5">
            <text:p>1.247</text:p>
          </table:table-cell>
          <table:table-cell office:value-type="float" office:value="0.67400002479553223" table:style-name="ce5">
            <text:p>0.674</text:p>
          </table:table-cell>
          <table:table-cell office:value-type="float" office:value="1.2260850667953491" table:style-name="ce5">
            <text:p>1.226</text:p>
          </table:table-cell>
          <table:table-cell office:value-type="float" office:value="1.4135714769363403" table:style-name="ce5">
            <text:p>1.414</text:p>
          </table:table-cell>
          <table:table-cell office:value-type="float" office:value="1.6396967172622681" table:style-name="ce5">
            <text:p>1.6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0599290132522583" table:style-name="ce15">
            <text:p>0.306</text:p>
          </table:table-cell>
          <table:table-cell office:value-type="float" office:value="1.0528078079223633" table:style-name="ce43">
            <text:p>1.053</text:p>
          </table:table-cell>
          <table:table-cell office:value-type="float" office:value="0.35093572735786438" table:style-name="ce44">
            <text:p>0.351</text:p>
          </table:table-cell>
          <table:table-cell office:value-type="float" office:value="1.4037429094314575" table:style-name="ce43">
            <text:p>1.40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2.6659998893737793" table:style-name="ce6">
            <text:p>2.66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46999979019165" table:style-name="ce6">
            <text:p>1.247</text:p>
          </table:table-cell>
          <table:table-cell office:value-type="float" office:value="0.67400002479553223" table:style-name="ce6">
            <text:p>0.674</text:p>
          </table:table-cell>
          <table:table-cell office:value-type="float" office:value="1.2260850667953491" table:style-name="ce6">
            <text:p>1.226</text:p>
          </table:table-cell>
          <table:table-cell office:value-type="float" office:value="1.4135714769363403" table:style-name="ce6">
            <text:p>1.414</text:p>
          </table:table-cell>
          <table:table-cell office:value-type="float" office:value="1.6532479524612427" table:style-name="ce6">
            <text:p>1.65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0816307663917542" table:style-name="ce16">
            <text:p>0.308</text:p>
          </table:table-cell>
          <table:table-cell office:value-type="float" office:value="1.0583055019378662" table:style-name="ce45">
            <text:p>1.058</text:p>
          </table:table-cell>
          <table:table-cell office:value-type="float" office:value="0.35276830196380615" table:style-name="ce46">
            <text:p>0.353</text:p>
          </table:table-cell>
          <table:table-cell office:value-type="float" office:value="1.4110732078552246" table:style-name="ce45">
            <text:p>1.41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LWAND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42" table:style-name="ce3">
            <text:p>224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263" table:style-name="ce39">
            <text:p>2263</text:p>
          </table:table-cell>
          <table:table-cell office:value-type="string" table:style-name="ce40">
            <text:p>--</text:p>
          </table:table-cell>
          <table:table-cell office:value-type="float" office:value="2263" table:style-name="ce39">
            <text:p>22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87" table:style-name="ce3">
            <text:p>228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314" table:style-name="ce39">
            <text:p>2314</text:p>
          </table:table-cell>
          <table:table-cell office:value-type="string" table:style-name="ce40">
            <text:p>--</text:p>
          </table:table-cell>
          <table:table-cell office:value-type="float" office:value="2314" table:style-name="ce39">
            <text:p>23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43" table:style-name="ce3">
            <text:p>224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270" table:style-name="ce39">
            <text:p>2270</text:p>
          </table:table-cell>
          <table:table-cell office:value-type="string" table:style-name="ce40">
            <text:p>--</text:p>
          </table:table-cell>
          <table:table-cell office:value-type="float" office:value="2270" table:style-name="ce39">
            <text:p>22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39">
            <text:p>20</text:p>
          </table:table-cell>
          <table:table-cell office:value-type="string" table:style-name="ce40">
            <text:p>--</text:p>
          </table:table-cell>
          <table:table-cell office:value-type="float" office:value="20" table:style-name="ce39">
            <text:p>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62" table:style-name="ce3">
            <text:p>226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283" table:style-name="ce39">
            <text:p>2283</text:p>
          </table:table-cell>
          <table:table-cell office:value-type="string" table:style-name="ce40">
            <text:p>--</text:p>
          </table:table-cell>
          <table:table-cell office:value-type="float" office:value="2283" table:style-name="ce39">
            <text:p>22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346" table:style-name="ce4">
            <text:p>13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56" table:style-name="ce4">
            <text:p>31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1" table:style-name="ce4">
            <text:p>331</text:p>
          </table:table-cell>
          <table:table-cell office:value-type="float" office:value="3852" table:style-name="ce4">
            <text:p>38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4" table:style-name="ce4">
            <text:p>11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6209.96875" table:style-name="ce4">
            <text:p>296210</text:p>
          </table:table-cell>
          <table:table-cell office:value-type="float" office:value="432" table:style-name="ce4">
            <text:p>432</text:p>
          </table:table-cell>
          <table:table-cell office:value-type="float" office:value="623" table:style-name="ce4">
            <text:p>6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19" table:style-name="ce4">
            <text:p>4519</text:p>
          </table:table-cell>
          <table:table-cell office:value-type="float" office:value="0" table:style-name="ce4">
            <text:p>0</text:p>
          </table:table-cell>
          <table:table-cell office:value-type="float" office:value="8093" table:style-name="ce14">
            <text:p>8093</text:p>
          </table:table-cell>
          <table:table-cell office:value-type="float" office:value="319735.9375" table:style-name="ce41">
            <text:p>319736</text:p>
          </table:table-cell>
          <table:table-cell office:value-type="float" office:value="106578.6796875" table:style-name="ce42">
            <text:p>106579</text:p>
          </table:table-cell>
          <table:table-cell office:value-type="float" office:value="426314.71875" table:style-name="ce41">
            <text:p>42631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.68799996376037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46999359130859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0700006484985352" table:style-name="ce4">
            <text:p>1</text:p>
          </table:table-cell>
          <table:table-cell office:value-type="float" office:value="10.55300045013427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217000007629394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3.0028076171875" table:style-name="ce4">
            <text:p>823</text:p>
          </table:table-cell>
          <table:table-cell office:value-type="float" office:value="1.1840000152587891" table:style-name="ce4">
            <text:p>1</text:p>
          </table:table-cell>
          <table:table-cell office:value-type="float" office:value="1.707000017166137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38100051879882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2.173000335693359" table:style-name="ce14">
            <text:p>22</text:p>
          </table:table-cell>
          <table:table-cell office:value-type="float" office:value="887.46014404296875" table:style-name="ce41">
            <text:p>887</text:p>
          </table:table-cell>
          <table:table-cell office:value-type="float" office:value="295.81939697265625" table:style-name="ce42">
            <text:p>296</text:p>
          </table:table-cell>
          <table:table-cell office:value-type="float" office:value="1183.277587890625" table:style-name="ce41">
            <text:p>11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843999981880188" table:style-name="ce5">
            <text:p>1.8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823330402374268" table:style-name="ce5">
            <text:p>2.8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0233335494995117" table:style-name="ce5">
            <text:p>0.302</text:p>
          </table:table-cell>
          <table:table-cell office:value-type="float" office:value="5.2765002250671387" table:style-name="ce5">
            <text:p>5.2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0425000190734863" table:style-name="ce5">
            <text:p>0.80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6708420515060425" table:style-name="ce5">
            <text:p>0.367</text:p>
          </table:table-cell>
          <table:table-cell office:value-type="float" office:value="1.1840000152587891" table:style-name="ce5">
            <text:p>1.184</text:p>
          </table:table-cell>
          <table:table-cell office:value-type="float" office:value="0.85350000858306885" table:style-name="ce5">
            <text:p>0.8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1270003318786621" table:style-name="ce5">
            <text:p>4.127</text:p>
          </table:table-cell>
          <table:table-cell office:value-type="float" office:value="0" table:style-name="ce5">
            <text:p>0.000</text:p>
          </table:table-cell>
          <table:table-cell office:value-type="float" office:value="22.173000335693359" table:style-name="ce15">
            <text:p>22.173</text:p>
          </table:table-cell>
          <table:table-cell office:value-type="float" office:value="0.39216092228889465" table:style-name="ce43">
            <text:p>0.392</text:p>
          </table:table-cell>
          <table:table-cell office:value-type="float" office:value="0.13072001934051514" table:style-name="ce44">
            <text:p>0.131</text:p>
          </table:table-cell>
          <table:table-cell office:value-type="float" office:value="0.52288007736206055" table:style-name="ce43">
            <text:p>0.52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843999981880188" table:style-name="ce5">
            <text:p>1.84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8823330402374268" table:style-name="ce5">
            <text:p>2.88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0233335494995117" table:style-name="ce5">
            <text:p>0.302</text:p>
          </table:table-cell>
          <table:table-cell office:value-type="float" office:value="5.2765002250671387" table:style-name="ce5">
            <text:p>5.2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0425000190734863" table:style-name="ce5">
            <text:p>0.80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5986131429672241" table:style-name="ce5">
            <text:p>0.360</text:p>
          </table:table-cell>
          <table:table-cell office:value-type="float" office:value="1.1840000152587891" table:style-name="ce5">
            <text:p>1.184</text:p>
          </table:table-cell>
          <table:table-cell office:value-type="float" office:value="0.85350000858306885" table:style-name="ce5">
            <text:p>0.85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095250129699707" table:style-name="ce5">
            <text:p>3.095</text:p>
          </table:table-cell>
          <table:table-cell office:value-type="float" office:value="0" table:style-name="ce5">
            <text:p>0.000</text:p>
          </table:table-cell>
          <table:table-cell office:value-type="float" office:value="3.6955001354217529" table:style-name="ce15">
            <text:p>3.696</text:p>
          </table:table-cell>
          <table:table-cell office:value-type="float" office:value="0.38351777195930481" table:style-name="ce43">
            <text:p>0.384</text:p>
          </table:table-cell>
          <table:table-cell office:value-type="float" office:value="0.12783898413181305" table:style-name="ce44">
            <text:p>0.128</text:p>
          </table:table-cell>
          <table:table-cell office:value-type="float" office:value="0.5113559365272522" table:style-name="ce43">
            <text:p>0.5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843999981880188" table:style-name="ce6">
            <text:p>1.84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8823330402374268" table:style-name="ce6">
            <text:p>2.88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0233335494995117" table:style-name="ce6">
            <text:p>0.302</text:p>
          </table:table-cell>
          <table:table-cell office:value-type="float" office:value="5.2765002250671387" table:style-name="ce6">
            <text:p>5.27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0425000190734863" table:style-name="ce6">
            <text:p>0.80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6692056059837341" table:style-name="ce6">
            <text:p>0.367</text:p>
          </table:table-cell>
          <table:table-cell office:value-type="float" office:value="1.1840000152587891" table:style-name="ce6">
            <text:p>1.184</text:p>
          </table:table-cell>
          <table:table-cell office:value-type="float" office:value="0.85350000858306885" table:style-name="ce6">
            <text:p>0.85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095250129699707" table:style-name="ce6">
            <text:p>3.095</text:p>
          </table:table-cell>
          <table:table-cell office:value-type="float" office:value="0" table:style-name="ce6">
            <text:p>0.000</text:p>
          </table:table-cell>
          <table:table-cell office:value-type="float" office:value="3.6955001354217529" table:style-name="ce16">
            <text:p>3.696</text:p>
          </table:table-cell>
          <table:table-cell office:value-type="float" office:value="0.39095160365104675" table:style-name="ce45">
            <text:p>0.391</text:p>
          </table:table-cell>
          <table:table-cell office:value-type="float" office:value="0.13031691312789917" table:style-name="ce46">
            <text:p>0.130</text:p>
          </table:table-cell>
          <table:table-cell office:value-type="float" office:value="0.52126765251159668" table:style-name="ce45">
            <text:p>0.52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ABILLE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95" table:style-name="ce3">
            <text:p>195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92" table:style-name="ce39">
            <text:p>292</text:p>
          </table:table-cell>
          <table:table-cell office:value-type="string" table:style-name="ce40">
            <text:p>--</text:p>
          </table:table-cell>
          <table:table-cell office:value-type="float" office:value="292" table:style-name="ce39">
            <text:p>29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3">
            <text:p>75</text:p>
          </table:table-cell>
          <table:table-cell office:value-type="float" office:value="198" table:style-name="ce3">
            <text:p>198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97" table:style-name="ce39">
            <text:p>297</text:p>
          </table:table-cell>
          <table:table-cell office:value-type="string" table:style-name="ce40">
            <text:p>--</text:p>
          </table:table-cell>
          <table:table-cell office:value-type="float" office:value="297" table:style-name="ce39">
            <text:p>2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95" table:style-name="ce3">
            <text:p>195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93" table:style-name="ce39">
            <text:p>293</text:p>
          </table:table-cell>
          <table:table-cell office:value-type="string" table:style-name="ce40">
            <text:p>--</text:p>
          </table:table-cell>
          <table:table-cell office:value-type="float" office:value="293" table:style-name="ce39">
            <text:p>29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4" table:style-name="ce3">
            <text:p>74</text:p>
          </table:table-cell>
          <table:table-cell office:value-type="float" office:value="197" table:style-name="ce3">
            <text:p>197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96" table:style-name="ce39">
            <text:p>296</text:p>
          </table:table-cell>
          <table:table-cell office:value-type="string" table:style-name="ce40">
            <text:p>--</text:p>
          </table:table-cell>
          <table:table-cell office:value-type="float" office:value="296" table:style-name="ce39">
            <text:p>29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033" table:style-name="ce4">
            <text:p>100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9" table:style-name="ce4">
            <text:p>13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178.265625" table:style-name="ce4">
            <text:p>15178</text:p>
          </table:table-cell>
          <table:table-cell office:value-type="float" office:value="49403.33984375" table:style-name="ce4">
            <text:p>49403</text:p>
          </table:table-cell>
          <table:table-cell office:value-type="float" office:value="2576" table:style-name="ce4">
            <text:p>2576</text:p>
          </table:table-cell>
          <table:table-cell office:value-type="float" office:value="122" table:style-name="ce4">
            <text:p>122</text:p>
          </table:table-cell>
          <table:table-cell office:value-type="float" office:value="528" table:style-name="ce4">
            <text:p>5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56" table:style-name="ce14">
            <text:p>7756</text:p>
          </table:table-cell>
          <table:table-cell office:value-type="float" office:value="86925.609375" table:style-name="ce41">
            <text:p>86926</text:p>
          </table:table-cell>
          <table:table-cell office:value-type="float" office:value="50397.6328125" table:style-name="ce42">
            <text:p>50398</text:p>
          </table:table-cell>
          <table:table-cell office:value-type="float" office:value="137323.25" table:style-name="ce41">
            <text:p>13732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7.5989990234375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41000032424926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3179931640625" table:style-name="ce4">
            <text:p>42</text:p>
          </table:table-cell>
          <table:table-cell office:value-type="float" office:value="140.70297241210937" table:style-name="ce4">
            <text:p>141</text:p>
          </table:table-cell>
          <table:table-cell office:value-type="float" office:value="7.0570006370544434" table:style-name="ce4">
            <text:p>7</text:p>
          </table:table-cell>
          <table:table-cell office:value-type="float" office:value="0.33399999141693115" table:style-name="ce4">
            <text:p>0</text:p>
          </table:table-cell>
          <table:table-cell office:value-type="float" office:value="1.44700002670288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249000549316406" table:style-name="ce14">
            <text:p>21</text:p>
          </table:table-cell>
          <table:table-cell office:value-type="float" office:value="244.34800720214844" table:style-name="ce41">
            <text:p>244</text:p>
          </table:table-cell>
          <table:table-cell office:value-type="float" office:value="141.66777038574219" table:style-name="ce42">
            <text:p>142</text:p>
          </table:table-cell>
          <table:table-cell office:value-type="float" office:value="386.01596069335937" table:style-name="ce41">
            <text:p>38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4.5998330116271973" table:style-name="ce5">
            <text:p>4.6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205000162124634" table:style-name="ce5">
            <text:p>1.8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718647837638855" table:style-name="ce5">
            <text:p>0.572</text:p>
          </table:table-cell>
          <table:table-cell office:value-type="float" office:value="0.72155368328094482" table:style-name="ce5">
            <text:p>0.722</text:p>
          </table:table-cell>
          <table:table-cell office:value-type="float" office:value="0.58808338642120361" table:style-name="ce5">
            <text:p>0.588</text:p>
          </table:table-cell>
          <table:table-cell office:value-type="float" office:value="0.33399999141693115" table:style-name="ce5">
            <text:p>0.334</text:p>
          </table:table-cell>
          <table:table-cell office:value-type="float" office:value="1.4470000267028809" table:style-name="ce5">
            <text:p>1.4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249000549316406" table:style-name="ce15">
            <text:p>21.249</text:p>
          </table:table-cell>
          <table:table-cell office:value-type="float" office:value="0.83680826425552368" table:style-name="ce43">
            <text:p>0.837</text:p>
          </table:table-cell>
          <table:table-cell office:value-type="float" office:value="0.48516359925270081" table:style-name="ce44">
            <text:p>0.485</text:p>
          </table:table-cell>
          <table:table-cell office:value-type="float" office:value="1.3219724893569946" table:style-name="ce43">
            <text:p>1.3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5998330116271973" table:style-name="ce5">
            <text:p>4.6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136666774749756" table:style-name="ce5">
            <text:p>1.21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423991918563843" table:style-name="ce5">
            <text:p>0.564</text:p>
          </table:table-cell>
          <table:table-cell office:value-type="float" office:value="0.71062105894088745" table:style-name="ce5">
            <text:p>0.711</text:p>
          </table:table-cell>
          <table:table-cell office:value-type="float" office:value="0.58808338642120361" table:style-name="ce5">
            <text:p>0.588</text:p>
          </table:table-cell>
          <table:table-cell office:value-type="float" office:value="0.33399999141693115" table:style-name="ce5">
            <text:p>0.334</text:p>
          </table:table-cell>
          <table:table-cell office:value-type="float" office:value="1.4470000267028809" table:style-name="ce5">
            <text:p>1.4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249000549316406" table:style-name="ce15">
            <text:p>21.249</text:p>
          </table:table-cell>
          <table:table-cell office:value-type="float" office:value="0.82272058725357056" table:style-name="ce43">
            <text:p>0.823</text:p>
          </table:table-cell>
          <table:table-cell office:value-type="float" office:value="0.47699585556983948" table:style-name="ce44">
            <text:p>0.477</text:p>
          </table:table-cell>
          <table:table-cell office:value-type="float" office:value="1.2997170686721802" table:style-name="ce43">
            <text:p>1.3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4.5998330116271973" table:style-name="ce6">
            <text:p>4.6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136666774749756" table:style-name="ce6">
            <text:p>1.21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718647837638855" table:style-name="ce6">
            <text:p>0.572</text:p>
          </table:table-cell>
          <table:table-cell office:value-type="float" office:value="0.72155368328094482" table:style-name="ce6">
            <text:p>0.722</text:p>
          </table:table-cell>
          <table:table-cell office:value-type="float" office:value="0.58808338642120361" table:style-name="ce6">
            <text:p>0.588</text:p>
          </table:table-cell>
          <table:table-cell office:value-type="float" office:value="0.33399999141693115" table:style-name="ce6">
            <text:p>0.334</text:p>
          </table:table-cell>
          <table:table-cell office:value-type="float" office:value="1.4470000267028809" table:style-name="ce6">
            <text:p>1.44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1.249000549316406" table:style-name="ce16">
            <text:p>21.249</text:p>
          </table:table-cell>
          <table:table-cell office:value-type="float" office:value="0.83395224809646606" table:style-name="ce45">
            <text:p>0.834</text:p>
          </table:table-cell>
          <table:table-cell office:value-type="float" office:value="0.48350775241851807" table:style-name="ce46">
            <text:p>0.484</text:p>
          </table:table-cell>
          <table:table-cell office:value-type="float" office:value="1.3174606561660767" table:style-name="ce45">
            <text:p>1.317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ACASSAR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85" table:style-name="ce3">
            <text:p>385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572" table:style-name="ce39">
            <text:p>572</text:p>
          </table:table-cell>
          <table:table-cell office:value-type="string" table:style-name="ce40">
            <text:p>--</text:p>
          </table:table-cell>
          <table:table-cell office:value-type="float" office:value="572" table:style-name="ce39">
            <text:p>5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0" table:style-name="ce3">
            <text:p>390</text:p>
          </table:table-cell>
          <table:table-cell office:value-type="float" office:value="124" table:style-name="ce3">
            <text:p>12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3">
            <text:p>58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633" table:style-name="ce39">
            <text:p>633</text:p>
          </table:table-cell>
          <table:table-cell office:value-type="string" table:style-name="ce40">
            <text:p>--</text:p>
          </table:table-cell>
          <table:table-cell office:value-type="float" office:value="633" table:style-name="ce39">
            <text:p>6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85" table:style-name="ce3">
            <text:p>385</text:p>
          </table:table-cell>
          <table:table-cell office:value-type="float" office:value="122" table:style-name="ce3">
            <text:p>12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7" table:style-name="ce3">
            <text:p>5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620" table:style-name="ce39">
            <text:p>620</text:p>
          </table:table-cell>
          <table:table-cell office:value-type="string" table:style-name="ce40">
            <text:p>--</text:p>
          </table:table-cell>
          <table:table-cell office:value-type="float" office:value="620" table:style-name="ce39">
            <text:p>6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85" table:style-name="ce3">
            <text:p>385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573" table:style-name="ce39">
            <text:p>573</text:p>
          </table:table-cell>
          <table:table-cell office:value-type="string" table:style-name="ce40">
            <text:p>--</text:p>
          </table:table-cell>
          <table:table-cell office:value-type="float" office:value="573" table:style-name="ce39">
            <text:p>57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8294" table:style-name="ce4">
            <text:p>18294</text:p>
          </table:table-cell>
          <table:table-cell office:value-type="float" office:value="1999.262939453125" table:style-name="ce4">
            <text:p>1999</text:p>
          </table:table-cell>
          <table:table-cell office:value-type="float" office:value="0" table:style-name="ce4">
            <text:p>0</text:p>
          </table:table-cell>
          <table:table-cell office:value-type="float" office:value="10680" table:style-name="ce4">
            <text:p>106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191" table:style-name="ce4">
            <text:p>17191</text:p>
          </table:table-cell>
          <table:table-cell office:value-type="float" office:value="2087" table:style-name="ce4">
            <text:p>20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21" table:style-name="ce4">
            <text:p>54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743.859375" table:style-name="ce4">
            <text:p>77744</text:p>
          </table:table-cell>
          <table:table-cell office:value-type="float" office:value="34420.59375" table:style-name="ce4">
            <text:p>34421</text:p>
          </table:table-cell>
          <table:table-cell office:value-type="float" office:value="769" table:style-name="ce4">
            <text:p>769</text:p>
          </table:table-cell>
          <table:table-cell office:value-type="float" office:value="0" table:style-name="ce4">
            <text:p>0</text:p>
          </table:table-cell>
          <table:table-cell office:value-type="float" office:value="46990.66796875" table:style-name="ce4">
            <text:p>46991</text:p>
          </table:table-cell>
          <table:table-cell office:value-type="float" office:value="6216" table:style-name="ce4">
            <text:p>6216</text:p>
          </table:table-cell>
          <table:table-cell office:value-type="float" office:value="0" table:style-name="ce4">
            <text:p>0</text:p>
          </table:table-cell>
          <table:table-cell office:value-type="float" office:value="94429" table:style-name="ce14">
            <text:p>94429</text:p>
          </table:table-cell>
          <table:table-cell office:value-type="float" office:value="316241.375" table:style-name="ce41">
            <text:p>316241</text:p>
          </table:table-cell>
          <table:table-cell office:value-type="float" office:value="105413.8359375" table:style-name="ce42">
            <text:p>105414</text:p>
          </table:table-cell>
          <table:table-cell office:value-type="float" office:value="421655.34375" table:style-name="ce41">
            <text:p>42165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0.130001068115234" table:style-name="ce4">
            <text:p>50</text:p>
          </table:table-cell>
          <table:table-cell office:value-type="float" office:value="8.958000183105468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9.259998321533203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096000671386719" table:style-name="ce4">
            <text:p>47</text:p>
          </table:table-cell>
          <table:table-cell office:value-type="float" office:value="5.717999935150146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85300064086914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5.74899291992187" table:style-name="ce4">
            <text:p>216</text:p>
          </table:table-cell>
          <table:table-cell office:value-type="float" office:value="99.323020935058594" table:style-name="ce4">
            <text:p>99</text:p>
          </table:table-cell>
          <table:table-cell office:value-type="float" office:value="2.10699987411499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29.15501403808594" table:style-name="ce4">
            <text:p>129</text:p>
          </table:table-cell>
          <table:table-cell office:value-type="float" office:value="17.03000068664550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258.70999145507812" table:style-name="ce14">
            <text:p>259</text:p>
          </table:table-cell>
          <table:table-cell office:value-type="float" office:value="878.08953857421875" table:style-name="ce41">
            <text:p>878</text:p>
          </table:table-cell>
          <table:table-cell office:value-type="float" office:value="292.69625854492188" table:style-name="ce42">
            <text:p>293</text:p>
          </table:table-cell>
          <table:table-cell office:value-type="float" office:value="1170.7850341796875" table:style-name="ce41">
            <text:p>117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5.570000171661377" table:style-name="ce5">
            <text:p>5.570</text:p>
          </table:table-cell>
          <table:table-cell office:value-type="float" office:value="4.4790000915527344" table:style-name="ce5">
            <text:p>4.479</text:p>
          </table:table-cell>
          <table:table-cell office:value-type="float" office:value="0" table:style-name="ce5">
            <text:p>0.000</text:p>
          </table:table-cell>
          <table:table-cell office:value-type="float" office:value="9.7533330917358398" table:style-name="ce5">
            <text:p>9.75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.2814545631408691" table:style-name="ce5">
            <text:p>4.281</text:p>
          </table:table-cell>
          <table:table-cell office:value-type="float" office:value="5.7179999351501465" table:style-name="ce5">
            <text:p>5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566250801086426" table:style-name="ce5">
            <text:p>1.8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603870153427124" table:style-name="ce5">
            <text:p>0.560</text:p>
          </table:table-cell>
          <table:table-cell office:value-type="float" office:value="0.81412309408187866" table:style-name="ce5">
            <text:p>0.814</text:p>
          </table:table-cell>
          <table:table-cell office:value-type="float" office:value="2.1069998741149902" table:style-name="ce5">
            <text:p>2.107</text:p>
          </table:table-cell>
          <table:table-cell office:value-type="float" office:value="0" table:style-name="ce5">
            <text:p>0.000</text:p>
          </table:table-cell>
          <table:table-cell office:value-type="float" office:value="6.7976322174072266" table:style-name="ce5">
            <text:p>6.798</text:p>
          </table:table-cell>
          <table:table-cell office:value-type="float" office:value="4.257500171661377" table:style-name="ce5">
            <text:p>4.258</text:p>
          </table:table-cell>
          <table:table-cell office:value-type="float" office:value="0" table:style-name="ce5">
            <text:p>0.000</text:p>
          </table:table-cell>
          <table:table-cell office:value-type="float" office:value="36.958568572998047" table:style-name="ce15">
            <text:p>36.959</text:p>
          </table:table-cell>
          <table:table-cell office:value-type="float" office:value="1.5351215600967407" table:style-name="ce43">
            <text:p>1.535</text:p>
          </table:table-cell>
          <table:table-cell office:value-type="float" office:value="0.51170676946640015" table:style-name="ce44">
            <text:p>0.512</text:p>
          </table:table-cell>
          <table:table-cell office:value-type="float" office:value="2.0468270778656006" table:style-name="ce43">
            <text:p>2.04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4.1775002479553223" table:style-name="ce5">
            <text:p>4.178</text:p>
          </table:table-cell>
          <table:table-cell office:value-type="float" office:value="2.9860000610351562" table:style-name="ce5">
            <text:p>2.986</text:p>
          </table:table-cell>
          <table:table-cell office:value-type="float" office:value="0" table:style-name="ce5">
            <text:p>0.000</text:p>
          </table:table-cell>
          <table:table-cell office:value-type="float" office:value="4.179999828338623" table:style-name="ce5">
            <text:p>4.18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6227693557739258" table:style-name="ce5">
            <text:p>3.623</text:p>
          </table:table-cell>
          <table:table-cell office:value-type="float" office:value="5.7179999351501465" table:style-name="ce5">
            <text:p>5.71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8566250801086426" table:style-name="ce5">
            <text:p>1.8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5320256948471069" table:style-name="ce5">
            <text:p>0.553</text:p>
          </table:table-cell>
          <table:table-cell office:value-type="float" office:value="0.80099213123321533" table:style-name="ce5">
            <text:p>0.801</text:p>
          </table:table-cell>
          <table:table-cell office:value-type="float" office:value="1.0534999370574951" table:style-name="ce5">
            <text:p>1.053</text:p>
          </table:table-cell>
          <table:table-cell office:value-type="float" office:value="0" table:style-name="ce5">
            <text:p>0.000</text:p>
          </table:table-cell>
          <table:table-cell office:value-type="float" office:value="2.2268106937408447" table:style-name="ce5">
            <text:p>2.227</text:p>
          </table:table-cell>
          <table:table-cell office:value-type="float" office:value="2.4328572750091553" table:style-name="ce5">
            <text:p>2.433</text:p>
          </table:table-cell>
          <table:table-cell office:value-type="float" office:value="0" table:style-name="ce5">
            <text:p>0.000</text:p>
          </table:table-cell>
          <table:table-cell office:value-type="float" office:value="32.338748931884766" table:style-name="ce15">
            <text:p>32.339</text:p>
          </table:table-cell>
          <table:table-cell office:value-type="float" office:value="1.3871872425079346" table:style-name="ce43">
            <text:p>1.387</text:p>
          </table:table-cell>
          <table:table-cell office:value-type="float" office:value="0.46239534020423889" table:style-name="ce44">
            <text:p>0.462</text:p>
          </table:table-cell>
          <table:table-cell office:value-type="float" office:value="1.8495813608169556" table:style-name="ce43">
            <text:p>1.85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5.0130000114440918" table:style-name="ce6">
            <text:p>5.013</text:p>
          </table:table-cell>
          <table:table-cell office:value-type="float" office:value="4.4790000915527344" table:style-name="ce6">
            <text:p>4.479</text:p>
          </table:table-cell>
          <table:table-cell office:value-type="float" office:value="0" table:style-name="ce6">
            <text:p>0.000</text:p>
          </table:table-cell>
          <table:table-cell office:value-type="float" office:value="4.8766665458679199" table:style-name="ce6">
            <text:p>4.87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9246666431427002" table:style-name="ce6">
            <text:p>3.925</text:p>
          </table:table-cell>
          <table:table-cell office:value-type="float" office:value="5.7179999351501465" table:style-name="ce6">
            <text:p>5.71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8566250801086426" table:style-name="ce6">
            <text:p>1.85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603870153427124" table:style-name="ce6">
            <text:p>0.560</text:p>
          </table:table-cell>
          <table:table-cell office:value-type="float" office:value="0.81412309408187866" table:style-name="ce6">
            <text:p>0.814</text:p>
          </table:table-cell>
          <table:table-cell office:value-type="float" office:value="1.0534999370574951" table:style-name="ce6">
            <text:p>1.053</text:p>
          </table:table-cell>
          <table:table-cell office:value-type="float" office:value="0" table:style-name="ce6">
            <text:p>0.000</text:p>
          </table:table-cell>
          <table:table-cell office:value-type="float" office:value="2.2658774852752686" table:style-name="ce6">
            <text:p>2.266</text:p>
          </table:table-cell>
          <table:table-cell office:value-type="float" office:value="2.4328572750091553" table:style-name="ce6">
            <text:p>2.433</text:p>
          </table:table-cell>
          <table:table-cell office:value-type="float" office:value="0" table:style-name="ce6">
            <text:p>0.000</text:p>
          </table:table-cell>
          <table:table-cell office:value-type="float" office:value="32.338748931884766" table:style-name="ce16">
            <text:p>32.339</text:p>
          </table:table-cell>
          <table:table-cell office:value-type="float" office:value="1.4162734746932983" table:style-name="ce45">
            <text:p>1.416</text:p>
          </table:table-cell>
          <table:table-cell office:value-type="float" office:value="0.47209075093269348" table:style-name="ce46">
            <text:p>0.472</text:p>
          </table:table-cell>
          <table:table-cell office:value-type="float" office:value="1.8883630037307739" table:style-name="ce45">
            <text:p>1.88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FULEN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50" table:style-name="ce3">
            <text:p>655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620" table:style-name="ce39">
            <text:p>6620</text:p>
          </table:table-cell>
          <table:table-cell office:value-type="string" table:style-name="ce40">
            <text:p>--</text:p>
          </table:table-cell>
          <table:table-cell office:value-type="float" office:value="6620" table:style-name="ce39">
            <text:p>66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98" table:style-name="ce3">
            <text:p>669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6779" table:style-name="ce39">
            <text:p>6779</text:p>
          </table:table-cell>
          <table:table-cell office:value-type="string" table:style-name="ce40">
            <text:p>--</text:p>
          </table:table-cell>
          <table:table-cell office:value-type="float" office:value="6779" table:style-name="ce39">
            <text:p>677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57" table:style-name="ce3">
            <text:p>6557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6633" table:style-name="ce39">
            <text:p>6633</text:p>
          </table:table-cell>
          <table:table-cell office:value-type="string" table:style-name="ce40">
            <text:p>--</text:p>
          </table:table-cell>
          <table:table-cell office:value-type="float" office:value="6633" table:style-name="ce39">
            <text:p>663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2" table:style-name="ce39">
            <text:p>62</text:p>
          </table:table-cell>
          <table:table-cell office:value-type="string" table:style-name="ce40">
            <text:p>--</text:p>
          </table:table-cell>
          <table:table-cell office:value-type="float" office:value="62" table:style-name="ce39">
            <text:p>6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610" table:style-name="ce3">
            <text:p>661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682" table:style-name="ce39">
            <text:p>6682</text:p>
          </table:table-cell>
          <table:table-cell office:value-type="string" table:style-name="ce40">
            <text:p>--</text:p>
          </table:table-cell>
          <table:table-cell office:value-type="float" office:value="6682" table:style-name="ce39">
            <text:p>668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8603" table:style-name="ce4">
            <text:p>86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03" table:style-name="ce4">
            <text:p>105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001" table:style-name="ce4">
            <text:p>17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95" table:style-name="ce4">
            <text:p>22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13696" table:style-name="ce4">
            <text:p>1513696</text:p>
          </table:table-cell>
          <table:table-cell office:value-type="float" office:value="492.60501098632812" table:style-name="ce4">
            <text:p>493</text:p>
          </table:table-cell>
          <table:table-cell office:value-type="float" office:value="43" table:style-name="ce4">
            <text:p>43</text:p>
          </table:table-cell>
          <table:table-cell office:value-type="float" office:value="262" table:style-name="ce4">
            <text:p>262</text:p>
          </table:table-cell>
          <table:table-cell office:value-type="float" office:value="411" table:style-name="ce4">
            <text:p>4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866.578125" table:style-name="ce14">
            <text:p>29867</text:p>
          </table:table-cell>
          <table:table-cell office:value-type="float" office:value="1583173.25" table:style-name="ce41">
            <text:p>1583173</text:p>
          </table:table-cell>
          <table:table-cell office:value-type="float" office:value="2730649" table:style-name="ce42">
            <text:p>2730649</text:p>
          </table:table-cell>
          <table:table-cell office:value-type="float" office:value="4313818" table:style-name="ce41">
            <text:p>43138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3.56999969482421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7760009765625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075004577636719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87000179290771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93.6474609375" table:style-name="ce4">
            <text:p>4194</text:p>
          </table:table-cell>
          <table:table-cell office:value-type="float" office:value="1.7650001049041748" table:style-name="ce4">
            <text:p>2</text:p>
          </table:table-cell>
          <table:table-cell office:value-type="float" office:value="0.12600000202655792" table:style-name="ce4">
            <text:p>0</text:p>
          </table:table-cell>
          <table:table-cell office:value-type="float" office:value="0.71800005435943604" table:style-name="ce4">
            <text:p>1</text:p>
          </table:table-cell>
          <table:table-cell office:value-type="float" office:value="1.12500011920928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3.41998291015625" table:style-name="ce14">
            <text:p>153</text:p>
          </table:table-cell>
          <table:table-cell office:value-type="float" office:value="4456.5087890625" table:style-name="ce41">
            <text:p>4457</text:p>
          </table:table-cell>
          <table:table-cell office:value-type="float" office:value="7686.5302734375" table:style-name="ce42">
            <text:p>7687</text:p>
          </table:table-cell>
          <table:table-cell office:value-type="float" office:value="12143.0390625" table:style-name="ce41">
            <text:p>1214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3.9283332824707031" table:style-name="ce5">
            <text:p>3.92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4.38800048828125" table:style-name="ce5">
            <text:p>14.3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208333969116211" table:style-name="ce5">
            <text:p>1.12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574000358581543" table:style-name="ce5">
            <text:p>1.2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02515172958374" table:style-name="ce5">
            <text:p>0.640</text:p>
          </table:table-cell>
          <table:table-cell office:value-type="float" office:value="0.8825000524520874" table:style-name="ce5">
            <text:p>0.883</text:p>
          </table:table-cell>
          <table:table-cell office:value-type="float" office:value="6.3000001013278961E-2" table:style-name="ce5">
            <text:p>0.063</text:p>
          </table:table-cell>
          <table:table-cell office:value-type="float" office:value="0.17950001358985901" table:style-name="ce5">
            <text:p>0.180</text:p>
          </table:table-cell>
          <table:table-cell office:value-type="float" office:value="0.37500002980232239" table:style-name="ce5">
            <text:p>0.3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8.354995727539063" table:style-name="ce15">
            <text:p>38.355</text:p>
          </table:table-cell>
          <table:table-cell office:value-type="float" office:value="0.67318862676620483" table:style-name="ce43">
            <text:p>0.673</text:p>
          </table:table-cell>
          <table:table-cell office:value-type="float" office:value="1.1611073017120361" table:style-name="ce44">
            <text:p>1.161</text:p>
          </table:table-cell>
          <table:table-cell office:value-type="float" office:value="1.8342959880828857" table:style-name="ce43">
            <text:p>1.83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2.9462499618530273" table:style-name="ce5">
            <text:p>2.94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.5920000076293945" table:style-name="ce5">
            <text:p>9.59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015958547592163" table:style-name="ce5">
            <text:p>1.00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2574000358581543" table:style-name="ce5">
            <text:p>1.2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2610441446304321" table:style-name="ce5">
            <text:p>0.626</text:p>
          </table:table-cell>
          <table:table-cell office:value-type="float" office:value="0.8825000524520874" table:style-name="ce5">
            <text:p>0.883</text:p>
          </table:table-cell>
          <table:table-cell office:value-type="float" office:value="6.3000001013278961E-2" table:style-name="ce5">
            <text:p>0.063</text:p>
          </table:table-cell>
          <table:table-cell office:value-type="float" office:value="0.17950001358985901" table:style-name="ce5">
            <text:p>0.180</text:p>
          </table:table-cell>
          <table:table-cell office:value-type="float" office:value="0.37500002980232239" table:style-name="ce5">
            <text:p>0.37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917140960693359" table:style-name="ce15">
            <text:p>21.917</text:p>
          </table:table-cell>
          <table:table-cell office:value-type="float" office:value="0.65739911794662476" table:style-name="ce43">
            <text:p>0.657</text:p>
          </table:table-cell>
          <table:table-cell office:value-type="float" office:value="1.1338738203048706" table:style-name="ce44">
            <text:p>1.134</text:p>
          </table:table-cell>
          <table:table-cell office:value-type="float" office:value="1.7912728786468506" table:style-name="ce43">
            <text:p>1.79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3.367142915725708" table:style-name="ce6">
            <text:p>3.3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4.38800048828125" table:style-name="ce6">
            <text:p>14.3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233696699142456" table:style-name="ce6">
            <text:p>1.02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2574000358581543" table:style-name="ce6">
            <text:p>1.25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39568030834198" table:style-name="ce6">
            <text:p>0.640</text:p>
          </table:table-cell>
          <table:table-cell office:value-type="float" office:value="0.8825000524520874" table:style-name="ce6">
            <text:p>0.883</text:p>
          </table:table-cell>
          <table:table-cell office:value-type="float" office:value="6.3000001013278961E-2" table:style-name="ce6">
            <text:p>0.063</text:p>
          </table:table-cell>
          <table:table-cell office:value-type="float" office:value="0.17950001358985901" table:style-name="ce6">
            <text:p>0.180</text:p>
          </table:table-cell>
          <table:table-cell office:value-type="float" office:value="0.37500002980232239" table:style-name="ce6">
            <text:p>0.37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0.683996200561523" table:style-name="ce16">
            <text:p>30.684</text:p>
          </table:table-cell>
          <table:table-cell office:value-type="float" office:value="0.67186927795410156" table:style-name="ce45">
            <text:p>0.672</text:p>
          </table:table-cell>
          <table:table-cell office:value-type="float" office:value="1.1588315963745117" table:style-name="ce46">
            <text:p>1.159</text:p>
          </table:table-cell>
          <table:table-cell office:value-type="float" office:value="1.8307008743286133" table:style-name="ce45">
            <text:p>1.83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_CATEGO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998" table:style-name="ce3">
            <text:p>998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63" table:style-name="ce3">
            <text:p>463</text:p>
          </table:table-cell>
          <table:table-cell office:value-type="float" office:value="559" table:style-name="ce3">
            <text:p>5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6" table:style-name="ce3">
            <text:p>35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4862" table:style-name="ce3">
            <text:p>54862</text:p>
          </table:table-cell>
          <table:table-cell office:value-type="float" office:value="12293" table:style-name="ce3">
            <text:p>12293</text:p>
          </table:table-cell>
          <table:table-cell office:value-type="float" office:value="4318" table:style-name="ce3">
            <text:p>4318</text:p>
          </table:table-cell>
          <table:table-cell office:value-type="float" office:value="1120" table:style-name="ce3">
            <text:p>1120</text:p>
          </table:table-cell>
          <table:table-cell office:value-type="float" office:value="1308" table:style-name="ce3">
            <text:p>1308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93" table:style-name="ce13">
            <text:p>193</text:p>
          </table:table-cell>
          <table:table-cell office:value-type="float" office:value="76720" table:style-name="ce39">
            <text:p>76720</text:p>
          </table:table-cell>
          <table:table-cell office:value-type="string" table:style-name="ce40">
            <text:p>--</text:p>
          </table:table-cell>
          <table:table-cell office:value-type="float" office:value="76720" table:style-name="ce39">
            <text:p>7672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284" table:style-name="ce3">
            <text:p>1284</text:p>
          </table:table-cell>
          <table:table-cell office:value-type="float" office:value="253" table:style-name="ce3">
            <text:p>253</text:p>
          </table:table-cell>
          <table:table-cell office:value-type="float" office:value="0" table:style-name="ce3">
            <text:p>0</text:p>
          </table:table-cell>
          <table:table-cell office:value-type="float" office:value="112" table:style-name="ce3">
            <text:p>1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0" table:style-name="ce3">
            <text:p>520</text:p>
          </table:table-cell>
          <table:table-cell office:value-type="float" office:value="652" table:style-name="ce3">
            <text:p>65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73" table:style-name="ce3">
            <text:p>67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5609" table:style-name="ce3">
            <text:p>55609</text:p>
          </table:table-cell>
          <table:table-cell office:value-type="float" office:value="12461" table:style-name="ce3">
            <text:p>12461</text:p>
          </table:table-cell>
          <table:table-cell office:value-type="float" office:value="4436" table:style-name="ce3">
            <text:p>4436</text:p>
          </table:table-cell>
          <table:table-cell office:value-type="float" office:value="1154" table:style-name="ce3">
            <text:p>1154</text:p>
          </table:table-cell>
          <table:table-cell office:value-type="float" office:value="1923" table:style-name="ce3">
            <text:p>192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139" table:style-name="ce13">
            <text:p>1139</text:p>
          </table:table-cell>
          <table:table-cell office:value-type="float" office:value="80242" table:style-name="ce39">
            <text:p>80242</text:p>
          </table:table-cell>
          <table:table-cell office:value-type="string" table:style-name="ce40">
            <text:p>--</text:p>
          </table:table-cell>
          <table:table-cell office:value-type="float" office:value="80242" table:style-name="ce39">
            <text:p>802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199" table:style-name="ce3">
            <text:p>1199</text:p>
          </table:table-cell>
          <table:table-cell office:value-type="float" office:value="249" table:style-name="ce3">
            <text:p>249</text:p>
          </table:table-cell>
          <table:table-cell office:value-type="float" office:value="0" table:style-name="ce3">
            <text:p>0</text:p>
          </table:table-cell>
          <table:table-cell office:value-type="float" office:value="90" table:style-name="ce3">
            <text:p>9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6" table:style-name="ce3">
            <text:p>506</text:p>
          </table:table-cell>
          <table:table-cell office:value-type="float" office:value="606" table:style-name="ce3">
            <text:p>60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9" table:style-name="ce3">
            <text:p>64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4932" table:style-name="ce3">
            <text:p>54932</text:p>
          </table:table-cell>
          <table:table-cell office:value-type="float" office:value="12368" table:style-name="ce3">
            <text:p>12368</text:p>
          </table:table-cell>
          <table:table-cell office:value-type="float" office:value="4406" table:style-name="ce3">
            <text:p>4406</text:p>
          </table:table-cell>
          <table:table-cell office:value-type="float" office:value="1143" table:style-name="ce3">
            <text:p>1143</text:p>
          </table:table-cell>
          <table:table-cell office:value-type="float" office:value="1913" table:style-name="ce3">
            <text:p>1913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390" table:style-name="ce13">
            <text:p>2390</text:p>
          </table:table-cell>
          <table:table-cell office:value-type="float" office:value="80477" table:style-name="ce39">
            <text:p>80477</text:p>
          </table:table-cell>
          <table:table-cell office:value-type="string" table:style-name="ce40">
            <text:p>--</text:p>
          </table:table-cell>
          <table:table-cell office:value-type="float" office:value="80477" table:style-name="ce39">
            <text:p>804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3">
            <text:p>77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98" table:style-name="ce3">
            <text:p>398</text:p>
          </table:table-cell>
          <table:table-cell office:value-type="float" office:value="82" table:style-name="ce3">
            <text:p>82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70" table:style-name="ce39">
            <text:p>670</text:p>
          </table:table-cell>
          <table:table-cell office:value-type="string" table:style-name="ce40">
            <text:p>--</text:p>
          </table:table-cell>
          <table:table-cell office:value-type="float" office:value="670" table:style-name="ce39">
            <text:p>6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018" table:style-name="ce3">
            <text:p>1018</text:p>
          </table:table-cell>
          <table:table-cell office:value-type="float" office:value="164" table:style-name="ce3">
            <text:p>164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3">
            <text:p>8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40" table:style-name="ce3">
            <text:p>540</text:p>
          </table:table-cell>
          <table:table-cell office:value-type="float" office:value="570" table:style-name="ce3">
            <text:p>57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73" table:style-name="ce3">
            <text:p>37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5260" table:style-name="ce3">
            <text:p>55260</text:p>
          </table:table-cell>
          <table:table-cell office:value-type="float" office:value="12375" table:style-name="ce3">
            <text:p>12375</text:p>
          </table:table-cell>
          <table:table-cell office:value-type="float" office:value="4340" table:style-name="ce3">
            <text:p>4340</text:p>
          </table:table-cell>
          <table:table-cell office:value-type="float" office:value="1130" table:style-name="ce3">
            <text:p>1130</text:p>
          </table:table-cell>
          <table:table-cell office:value-type="float" office:value="1334" table:style-name="ce3">
            <text:p>1334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93" table:style-name="ce13">
            <text:p>193</text:p>
          </table:table-cell>
          <table:table-cell office:value-type="float" office:value="77390" table:style-name="ce39">
            <text:p>77390</text:p>
          </table:table-cell>
          <table:table-cell office:value-type="string" table:style-name="ce40">
            <text:p>--</text:p>
          </table:table-cell>
          <table:table-cell office:value-type="float" office:value="77390" table:style-name="ce39">
            <text:p>7739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91099.8125" table:style-name="ce4">
            <text:p>791100</text:p>
          </table:table-cell>
          <table:table-cell office:value-type="float" office:value="428823.3125" table:style-name="ce4">
            <text:p>428823</text:p>
          </table:table-cell>
          <table:table-cell office:value-type="float" office:value="0" table:style-name="ce4">
            <text:p>0</text:p>
          </table:table-cell>
          <table:table-cell office:value-type="float" office:value="126675.0546875" table:style-name="ce4">
            <text:p>1266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7354.53125" table:style-name="ce4">
            <text:p>207355</text:p>
          </table:table-cell>
          <table:table-cell office:value-type="float" office:value="480934.40625" table:style-name="ce4">
            <text:p>4809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1913.890625" table:style-name="ce4">
            <text:p>251914</text:p>
          </table:table-cell>
          <table:table-cell office:value-type="float" office:value="0" table:style-name="ce4">
            <text:p>0</text:p>
          </table:table-cell>
          <table:table-cell office:value-type="float" office:value="157" table:style-name="ce4">
            <text:p>157</text:p>
          </table:table-cell>
          <table:table-cell office:value-type="float" office:value="9033893" table:style-name="ce4">
            <text:p>9033893</text:p>
          </table:table-cell>
          <table:table-cell office:value-type="float" office:value="3412264.5" table:style-name="ce4">
            <text:p>3412265</text:p>
          </table:table-cell>
          <table:table-cell office:value-type="float" office:value="1655816.75" table:style-name="ce4">
            <text:p>1655817</text:p>
          </table:table-cell>
          <table:table-cell office:value-type="float" office:value="523297.09375" table:style-name="ce4">
            <text:p>523297</text:p>
          </table:table-cell>
          <table:table-cell office:value-type="float" office:value="742378.6875" table:style-name="ce4">
            <text:p>742379</text:p>
          </table:table-cell>
          <table:table-cell office:value-type="float" office:value="20445" table:style-name="ce4">
            <text:p>20445</text:p>
          </table:table-cell>
          <table:table-cell office:value-type="float" office:value="0" table:style-name="ce4">
            <text:p>0</text:p>
          </table:table-cell>
          <table:table-cell office:value-type="float" office:value="12193944" table:style-name="ce14">
            <text:p>12193944</text:p>
          </table:table-cell>
          <table:table-cell office:value-type="float" office:value="29868984" table:style-name="ce41">
            <text:p>29868984</text:p>
          </table:table-cell>
          <table:table-cell office:value-type="float" office:value="9956325" table:style-name="ce42">
            <text:p>9956325</text:p>
          </table:table-cell>
          <table:table-cell office:value-type="float" office:value="39825300" table:style-name="ce41">
            <text:p>3982530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196.296630859375" table:style-name="ce4">
            <text:p>2196</text:p>
          </table:table-cell>
          <table:table-cell office:value-type="float" office:value="1180.2159423828125" table:style-name="ce4">
            <text:p>1180</text:p>
          </table:table-cell>
          <table:table-cell office:value-type="float" office:value="0" table:style-name="ce4">
            <text:p>0</text:p>
          </table:table-cell>
          <table:table-cell office:value-type="float" office:value="356.91796875" table:style-name="ce4">
            <text:p>3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4.97906494140625" table:style-name="ce4">
            <text:p>605</text:p>
          </table:table-cell>
          <table:table-cell office:value-type="float" office:value="1343.6466064453125" table:style-name="ce4">
            <text:p>13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3.0626220703125" table:style-name="ce4">
            <text:p>693</text:p>
          </table:table-cell>
          <table:table-cell office:value-type="float" office:value="0" table:style-name="ce4">
            <text:p>0</text:p>
          </table:table-cell>
          <table:table-cell office:value-type="float" office:value="0.43000000715255737" table:style-name="ce4">
            <text:p>0</text:p>
          </table:table-cell>
          <table:table-cell office:value-type="float" office:value="25312.5234375" table:style-name="ce4">
            <text:p>25313</text:p>
          </table:table-cell>
          <table:table-cell office:value-type="float" office:value="9478.8017578125" table:style-name="ce4">
            <text:p>9479</text:p>
          </table:table-cell>
          <table:table-cell office:value-type="float" office:value="4571.5966796875" table:style-name="ce4">
            <text:p>4572</text:p>
          </table:table-cell>
          <table:table-cell office:value-type="float" office:value="1450.7518310546875" table:style-name="ce4">
            <text:p>1451</text:p>
          </table:table-cell>
          <table:table-cell office:value-type="float" office:value="2049.689453125" table:style-name="ce4">
            <text:p>2050</text:p>
          </table:table-cell>
          <table:table-cell office:value-type="float" office:value="56.014003753662109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43126.75390625" table:style-name="ce14">
            <text:p>43127</text:p>
          </table:table-cell>
          <table:table-cell office:value-type="float" office:value="92421.625" table:style-name="ce41">
            <text:p>92422</text:p>
          </table:table-cell>
          <table:table-cell office:value-type="float" office:value="30809.654296875" table:style-name="ce42">
            <text:p>30810</text:p>
          </table:table-cell>
          <table:table-cell office:value-type="float" office:value="123238.6171875" table:style-name="ce41">
            <text:p>12323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2.2006981372833252" table:style-name="ce5">
            <text:p>2.201</text:p>
          </table:table-cell>
          <table:table-cell office:value-type="float" office:value="7.3305339813232422" table:style-name="ce5">
            <text:p>7.331</text:p>
          </table:table-cell>
          <table:table-cell office:value-type="float" office:value="0" table:style-name="ce5">
            <text:p>0.000</text:p>
          </table:table-cell>
          <table:table-cell office:value-type="float" office:value="4.6352982521057129" table:style-name="ce5">
            <text:p>4.63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066502809524536" table:style-name="ce5">
            <text:p>1.307</text:p>
          </table:table-cell>
          <table:table-cell office:value-type="float" office:value="2.4036612510681152" table:style-name="ce5">
            <text:p>2.40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9468051195144653" table:style-name="ce5">
            <text:p>1.947</text:p>
          </table:table-cell>
          <table:table-cell office:value-type="float" office:value="0" table:style-name="ce5">
            <text:p>0.000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0.46138536930084229" table:style-name="ce5">
            <text:p>0.461</text:p>
          </table:table-cell>
          <table:table-cell office:value-type="float" office:value="0.7710731029510498" table:style-name="ce5">
            <text:p>0.771</text:p>
          </table:table-cell>
          <table:table-cell office:value-type="float" office:value="1.0587301254272461" table:style-name="ce5">
            <text:p>1.059</text:p>
          </table:table-cell>
          <table:table-cell office:value-type="float" office:value="1.2953141927719116" table:style-name="ce5">
            <text:p>1.295</text:p>
          </table:table-cell>
          <table:table-cell office:value-type="float" office:value="1.5670409202575684" table:style-name="ce5">
            <text:p>1.567</text:p>
          </table:table-cell>
          <table:table-cell office:value-type="float" office:value="5.0921821594238281" table:style-name="ce5">
            <text:p>5.092</text:p>
          </table:table-cell>
          <table:table-cell office:value-type="float" office:value="0" table:style-name="ce5">
            <text:p>0.000</text:p>
          </table:table-cell>
          <table:table-cell office:value-type="float" office:value="223.45468139648437" table:style-name="ce15">
            <text:p>223.455</text:p>
          </table:table-cell>
          <table:table-cell office:value-type="float" office:value="1.20466148853302" table:style-name="ce43">
            <text:p>1.205</text:p>
          </table:table-cell>
          <table:table-cell office:value-type="float" office:value="0.40158569812774658" table:style-name="ce44">
            <text:p>0.402</text:p>
          </table:table-cell>
          <table:table-cell office:value-type="float" office:value="1.6063427925109863" table:style-name="ce43">
            <text:p>1.60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105114459991455" table:style-name="ce5">
            <text:p>1.711</text:p>
          </table:table-cell>
          <table:table-cell office:value-type="float" office:value="4.6648850440979004" table:style-name="ce5">
            <text:p>4.665</text:p>
          </table:table-cell>
          <table:table-cell office:value-type="float" office:value="0" table:style-name="ce5">
            <text:p>0.000</text:p>
          </table:table-cell>
          <table:table-cell office:value-type="float" office:value="3.186767578125" table:style-name="ce5">
            <text:p>3.18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634212732315063" table:style-name="ce5">
            <text:p>1.163</text:p>
          </table:table-cell>
          <table:table-cell office:value-type="float" office:value="2.0608077049255371" table:style-name="ce5">
            <text:p>2.0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298107862472534" table:style-name="ce5">
            <text:p>1.030</text:p>
          </table:table-cell>
          <table:table-cell office:value-type="float" office:value="0" table:style-name="ce5">
            <text:p>0.000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0.45518752932548523" table:style-name="ce5">
            <text:p>0.455</text:p>
          </table:table-cell>
          <table:table-cell office:value-type="float" office:value="0.76067745685577393" table:style-name="ce5">
            <text:p>0.761</text:p>
          </table:table-cell>
          <table:table-cell office:value-type="float" office:value="1.0305672883987427" table:style-name="ce5">
            <text:p>1.031</text:p>
          </table:table-cell>
          <table:table-cell office:value-type="float" office:value="1.2571506500244141" table:style-name="ce5">
            <text:p>1.257</text:p>
          </table:table-cell>
          <table:table-cell office:value-type="float" office:value="1.0658811330795288" table:style-name="ce5">
            <text:p>1.066</text:p>
          </table:table-cell>
          <table:table-cell office:value-type="float" office:value="2.2405600547790527" table:style-name="ce5">
            <text:p>2.241</text:p>
          </table:table-cell>
          <table:table-cell office:value-type="float" office:value="0" table:style-name="ce5">
            <text:p>0.000</text:p>
          </table:table-cell>
          <table:table-cell office:value-type="float" office:value="37.863700866699219" table:style-name="ce15">
            <text:p>37.864</text:p>
          </table:table-cell>
          <table:table-cell office:value-type="float" office:value="1.151786208152771" table:style-name="ce43">
            <text:p>1.152</text:p>
          </table:table-cell>
          <table:table-cell office:value-type="float" office:value="0.38395920395851135" table:style-name="ce44">
            <text:p>0.384</text:p>
          </table:table-cell>
          <table:table-cell office:value-type="float" office:value="1.5358368158340454" table:style-name="ce43">
            <text:p>1.53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8317736387252808" table:style-name="ce6">
            <text:p>1.832</text:p>
          </table:table-cell>
          <table:table-cell office:value-type="float" office:value="4.7398228645324707" table:style-name="ce6">
            <text:p>4.740</text:p>
          </table:table-cell>
          <table:table-cell office:value-type="float" office:value="0" table:style-name="ce6">
            <text:p>0.000</text:p>
          </table:table-cell>
          <table:table-cell office:value-type="float" office:value="3.9657552242279053" table:style-name="ce6">
            <text:p>3.96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956107616424561" table:style-name="ce6">
            <text:p>1.196</text:p>
          </table:table-cell>
          <table:table-cell office:value-type="float" office:value="2.2172386646270752" table:style-name="ce6">
            <text:p>2.2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678931474685669" table:style-name="ce6">
            <text:p>1.068</text:p>
          </table:table-cell>
          <table:table-cell office:value-type="float" office:value="0" table:style-name="ce6">
            <text:p>0.000</text:p>
          </table:table-cell>
          <table:table-cell office:value-type="float" office:value="0.43000000715255737" table:style-name="ce6">
            <text:p>0.430</text:p>
          </table:table-cell>
          <table:table-cell office:value-type="float" office:value="0.46079739928245544" table:style-name="ce6">
            <text:p>0.461</text:p>
          </table:table-cell>
          <table:table-cell office:value-type="float" office:value="0.76639729738235474" table:style-name="ce6">
            <text:p>0.766</text:p>
          </table:table-cell>
          <table:table-cell office:value-type="float" office:value="1.0375843048095703" table:style-name="ce6">
            <text:p>1.038</text:p>
          </table:table-cell>
          <table:table-cell office:value-type="float" office:value="1.2692492008209229" table:style-name="ce6">
            <text:p>1.269</text:p>
          </table:table-cell>
          <table:table-cell office:value-type="float" office:value="1.0714529752731323" table:style-name="ce6">
            <text:p>1.071</text:p>
          </table:table-cell>
          <table:table-cell office:value-type="float" office:value="2.2405600547790527" table:style-name="ce6">
            <text:p>2.241</text:p>
          </table:table-cell>
          <table:table-cell office:value-type="float" office:value="0" table:style-name="ce6">
            <text:p>0.000</text:p>
          </table:table-cell>
          <table:table-cell office:value-type="float" office:value="18.044666290283203" table:style-name="ce16">
            <text:p>18.045</text:p>
          </table:table-cell>
          <table:table-cell office:value-type="float" office:value="1.1484228372573853" table:style-name="ce45">
            <text:p>1.148</text:p>
          </table:table-cell>
          <table:table-cell office:value-type="float" office:value="0.38283801078796387" table:style-name="ce46">
            <text:p>0.383</text:p>
          </table:table-cell>
          <table:table-cell office:value-type="float" office:value="1.5313520431518555" table:style-name="ce45">
            <text:p>1.53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ONEIKE I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3">
            <text:p>198</text:p>
          </table:table-cell>
          <table:table-cell office:value-type="float" office:value="530" table:style-name="ce3">
            <text:p>5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39" table:style-name="ce39">
            <text:p>739</text:p>
          </table:table-cell>
          <table:table-cell office:value-type="string" table:style-name="ce40">
            <text:p>--</text:p>
          </table:table-cell>
          <table:table-cell office:value-type="float" office:value="739" table:style-name="ce39">
            <text:p>73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3">
            <text:p>198</text:p>
          </table:table-cell>
          <table:table-cell office:value-type="float" office:value="531" table:style-name="ce3">
            <text:p>5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42" table:style-name="ce39">
            <text:p>742</text:p>
          </table:table-cell>
          <table:table-cell office:value-type="string" table:style-name="ce40">
            <text:p>--</text:p>
          </table:table-cell>
          <table:table-cell office:value-type="float" office:value="742" table:style-name="ce39">
            <text:p>7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3">
            <text:p>198</text:p>
          </table:table-cell>
          <table:table-cell office:value-type="float" office:value="531" table:style-name="ce3">
            <text:p>5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42" table:style-name="ce39">
            <text:p>742</text:p>
          </table:table-cell>
          <table:table-cell office:value-type="string" table:style-name="ce40">
            <text:p>--</text:p>
          </table:table-cell>
          <table:table-cell office:value-type="float" office:value="742" table:style-name="ce39">
            <text:p>74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2" table:style-name="ce3">
            <text:p>202</text:p>
          </table:table-cell>
          <table:table-cell office:value-type="float" office:value="531" table:style-name="ce3">
            <text:p>5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45" table:style-name="ce39">
            <text:p>745</text:p>
          </table:table-cell>
          <table:table-cell office:value-type="string" table:style-name="ce40">
            <text:p>--</text:p>
          </table:table-cell>
          <table:table-cell office:value-type="float" office:value="745" table:style-name="ce39">
            <text:p>7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320" table:style-name="ce4">
            <text:p>43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1.68798828125" table:style-name="ce4">
            <text:p>11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206" table:style-name="ce4">
            <text:p>34206</text:p>
          </table:table-cell>
          <table:table-cell office:value-type="float" office:value="131651" table:style-name="ce4">
            <text:p>1316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78" table:style-name="ce4">
            <text:p>12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83" table:style-name="ce14">
            <text:p>15983</text:p>
          </table:table-cell>
          <table:table-cell office:value-type="float" office:value="188569.6875" table:style-name="ce41">
            <text:p>188570</text:p>
          </table:table-cell>
          <table:table-cell office:value-type="float" office:value="109328.7109375" table:style-name="ce42">
            <text:p>109329</text:p>
          </table:table-cell>
          <table:table-cell office:value-type="float" office:value="297898.6875" table:style-name="ce41">
            <text:p>29789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2.33599948883056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3759999275207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46600341796875" table:style-name="ce4">
            <text:p>94</text:p>
          </table:table-cell>
          <table:table-cell office:value-type="float" office:value="363.17108154296875" table:style-name="ce4">
            <text:p>3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50099992752075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78900146484375" table:style-name="ce14">
            <text:p>44</text:p>
          </table:table-cell>
          <table:table-cell office:value-type="float" office:value="520.63922119140625" table:style-name="ce41">
            <text:p>521</text:p>
          </table:table-cell>
          <table:table-cell office:value-type="float" office:value="301.85540771484375" table:style-name="ce42">
            <text:p>302</text:p>
          </table:table-cell>
          <table:table-cell office:value-type="float" office:value="822.49420166015625" table:style-name="ce41">
            <text:p>82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762285590171814" table:style-name="ce5">
            <text:p>1.7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87999963760376" table:style-name="ce5">
            <text:p>1.6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710102796554565" table:style-name="ce5">
            <text:p>0.477</text:p>
          </table:table-cell>
          <table:table-cell office:value-type="float" office:value="0.68522846698760986" table:style-name="ce5">
            <text:p>0.68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00999927520752" table:style-name="ce5">
            <text:p>3.5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.78900146484375" table:style-name="ce15">
            <text:p>43.789</text:p>
          </table:table-cell>
          <table:table-cell office:value-type="float" office:value="0.70451855659484863" table:style-name="ce43">
            <text:p>0.705</text:p>
          </table:table-cell>
          <table:table-cell office:value-type="float" office:value="0.4084646999835968" table:style-name="ce44">
            <text:p>0.408</text:p>
          </table:table-cell>
          <table:table-cell office:value-type="float" office:value="1.1129826307296753" table:style-name="ce43">
            <text:p>1.11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5419999361038208" table:style-name="ce5">
            <text:p>1.5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125333309173584" table:style-name="ce5">
            <text:p>1.1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7710102796554565" table:style-name="ce5">
            <text:p>0.477</text:p>
          </table:table-cell>
          <table:table-cell office:value-type="float" office:value="0.68393802642822266" table:style-name="ce5">
            <text:p>0.68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.500999927520752" table:style-name="ce5">
            <text:p>3.5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43.78900146484375" table:style-name="ce15">
            <text:p>43.789</text:p>
          </table:table-cell>
          <table:table-cell office:value-type="float" office:value="0.70167011022567749" table:style-name="ce43">
            <text:p>0.702</text:p>
          </table:table-cell>
          <table:table-cell office:value-type="float" office:value="0.40681320428848267" table:style-name="ce44">
            <text:p>0.407</text:p>
          </table:table-cell>
          <table:table-cell office:value-type="float" office:value="1.1084827184677124" table:style-name="ce43">
            <text:p>1.10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5419999361038208" table:style-name="ce6">
            <text:p>1.54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125333309173584" table:style-name="ce6">
            <text:p>1.1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7710102796554565" table:style-name="ce6">
            <text:p>0.477</text:p>
          </table:table-cell>
          <table:table-cell office:value-type="float" office:value="0.68393802642822266" table:style-name="ce6">
            <text:p>0.68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.500999927520752" table:style-name="ce6">
            <text:p>3.5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43.78900146484375" table:style-name="ce16">
            <text:p>43.789</text:p>
          </table:table-cell>
          <table:table-cell office:value-type="float" office:value="0.70167011022567749" table:style-name="ce45">
            <text:p>0.702</text:p>
          </table:table-cell>
          <table:table-cell office:value-type="float" office:value="0.40681320428848267" table:style-name="ce46">
            <text:p>0.407</text:p>
          </table:table-cell>
          <table:table-cell office:value-type="float" office:value="1.1084827184677124" table:style-name="ce45">
            <text:p>1.10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NBOSCH FARMS (BLUE DOWNS)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3" table:style-name="ce4">
            <text:p>8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7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960" table:style-name="ce41">
            <text:p>960</text:p>
          </table:table-cell>
          <table:table-cell office:value-type="float" office:value="603.517822265625" table:style-name="ce42">
            <text:p>604</text:p>
          </table:table-cell>
          <table:table-cell office:value-type="float" office:value="1563.517822265625" table:style-name="ce41">
            <text:p>156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0000004768371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300000071525573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.630000114440918" table:style-name="ce41">
            <text:p>3</text:p>
          </table:table-cell>
          <table:table-cell office:value-type="float" office:value="1.6533874273300171" table:style-name="ce42">
            <text:p>2</text:p>
          </table:table-cell>
          <table:table-cell office:value-type="float" office:value="4.2833876609802246" table:style-name="ce41">
            <text:p>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000000476837158" table:style-name="ce5">
            <text:p>2.2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315000057220459" table:style-name="ce43">
            <text:p>1.315</text:p>
          </table:table-cell>
          <table:table-cell office:value-type="float" office:value="0.82669371366500854" table:style-name="ce44">
            <text:p>0.827</text:p>
          </table:table-cell>
          <table:table-cell office:value-type="float" office:value="2.1416938304901123" table:style-name="ce43">
            <text:p>2.1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000000476837158" table:style-name="ce5">
            <text:p>2.2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000000715255737" table:style-name="ce5">
            <text:p>0.4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315000057220459" table:style-name="ce43">
            <text:p>1.315</text:p>
          </table:table-cell>
          <table:table-cell office:value-type="float" office:value="0.82669371366500854" table:style-name="ce44">
            <text:p>0.827</text:p>
          </table:table-cell>
          <table:table-cell office:value-type="float" office:value="2.1416938304901123" table:style-name="ce43">
            <text:p>2.14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2000000476837158" table:style-name="ce6">
            <text:p>2.2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3000000715255737" table:style-name="ce6">
            <text:p>0.4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1.315000057220459" table:style-name="ce45">
            <text:p>1.315</text:p>
          </table:table-cell>
          <table:table-cell office:value-type="float" office:value="0.82669371366500854" table:style-name="ce46">
            <text:p>0.827</text:p>
          </table:table-cell>
          <table:table-cell office:value-type="float" office:value="2.1416938304901123" table:style-name="ce45">
            <text:p>2.14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TRAN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82" table:style-name="ce3">
            <text:p>182</text:p>
          </table:table-cell>
          <table:table-cell office:value-type="float" office:value="140" table:style-name="ce3">
            <text:p>14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78" table:style-name="ce3">
            <text:p>4278</text:p>
          </table:table-cell>
          <table:table-cell office:value-type="float" office:value="1779" table:style-name="ce3">
            <text:p>1779</text:p>
          </table:table-cell>
          <table:table-cell office:value-type="float" office:value="187" table:style-name="ce3">
            <text:p>187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3">
            <text:p>36</text:p>
          </table:table-cell>
          <table:table-cell office:value-type="float" office:value="6735" table:style-name="ce39">
            <text:p>6735</text:p>
          </table:table-cell>
          <table:table-cell office:value-type="string" table:style-name="ce40">
            <text:p>--</text:p>
          </table:table-cell>
          <table:table-cell office:value-type="float" office:value="6735" table:style-name="ce39">
            <text:p>673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33" table:style-name="ce3">
            <text:p>233</text:p>
          </table:table-cell>
          <table:table-cell office:value-type="float" office:value="193" table:style-name="ce3">
            <text:p>193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348" table:style-name="ce3">
            <text:p>4348</text:p>
          </table:table-cell>
          <table:table-cell office:value-type="float" office:value="1842" table:style-name="ce3">
            <text:p>1842</text:p>
          </table:table-cell>
          <table:table-cell office:value-type="float" office:value="202" table:style-name="ce3">
            <text:p>202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1" table:style-name="ce13">
            <text:p>81</text:p>
          </table:table-cell>
          <table:table-cell office:value-type="float" office:value="7070" table:style-name="ce39">
            <text:p>7070</text:p>
          </table:table-cell>
          <table:table-cell office:value-type="string" table:style-name="ce40">
            <text:p>--</text:p>
          </table:table-cell>
          <table:table-cell office:value-type="float" office:value="7070" table:style-name="ce39">
            <text:p>707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23" table:style-name="ce3">
            <text:p>223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315" table:style-name="ce3">
            <text:p>4315</text:p>
          </table:table-cell>
          <table:table-cell office:value-type="float" office:value="1828" table:style-name="ce3">
            <text:p>1828</text:p>
          </table:table-cell>
          <table:table-cell office:value-type="float" office:value="200" table:style-name="ce3">
            <text:p>200</text:p>
          </table:table-cell>
          <table:table-cell office:value-type="float" office:value="21" table:style-name="ce3">
            <text:p>21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36" table:style-name="ce13">
            <text:p>136</text:p>
          </table:table-cell>
          <table:table-cell office:value-type="float" office:value="7068" table:style-name="ce39">
            <text:p>7068</text:p>
          </table:table-cell>
          <table:table-cell office:value-type="string" table:style-name="ce40">
            <text:p>--</text:p>
          </table:table-cell>
          <table:table-cell office:value-type="float" office:value="7068" table:style-name="ce39">
            <text:p>706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style-name="ce39">
            <text:p>53</text:p>
          </table:table-cell>
          <table:table-cell office:value-type="string" table:style-name="ce40">
            <text:p>--</text:p>
          </table:table-cell>
          <table:table-cell office:value-type="float" office:value="53" table:style-name="ce39">
            <text:p>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90" table:style-name="ce3">
            <text:p>190</text:p>
          </table:table-cell>
          <table:table-cell office:value-type="float" office:value="141" table:style-name="ce3">
            <text:p>14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298" table:style-name="ce3">
            <text:p>4298</text:p>
          </table:table-cell>
          <table:table-cell office:value-type="float" office:value="1792" table:style-name="ce3">
            <text:p>1792</text:p>
          </table:table-cell>
          <table:table-cell office:value-type="float" office:value="192" table:style-name="ce3">
            <text:p>192</text:p>
          </table:table-cell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3">
            <text:p>36</text:p>
          </table:table-cell>
          <table:table-cell office:value-type="float" office:value="6788" table:style-name="ce39">
            <text:p>6788</text:p>
          </table:table-cell>
          <table:table-cell office:value-type="string" table:style-name="ce40">
            <text:p>--</text:p>
          </table:table-cell>
          <table:table-cell office:value-type="float" office:value="6788" table:style-name="ce39">
            <text:p>678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25500" table:style-name="ce4">
            <text:p>125500</text:p>
          </table:table-cell>
          <table:table-cell office:value-type="float" office:value="282674.3125" table:style-name="ce4">
            <text:p>282674</text:p>
          </table:table-cell>
          <table:table-cell office:value-type="float" office:value="0" table:style-name="ce4">
            <text:p>0</text:p>
          </table:table-cell>
          <table:table-cell office:value-type="float" office:value="29503.80078125" table:style-name="ce4">
            <text:p>2950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66" table:style-name="ce4">
            <text:p>7466</text:p>
          </table:table-cell>
          <table:table-cell office:value-type="float" office:value="13008" table:style-name="ce4">
            <text:p>130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101.8046875" table:style-name="ce4">
            <text:p>321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5684.5625" table:style-name="ce4">
            <text:p>865685</text:p>
          </table:table-cell>
          <table:table-cell office:value-type="float" office:value="496114.78125" table:style-name="ce4">
            <text:p>496115</text:p>
          </table:table-cell>
          <table:table-cell office:value-type="float" office:value="69138" table:style-name="ce4">
            <text:p>69138</text:p>
          </table:table-cell>
          <table:table-cell office:value-type="float" office:value="9549.544921875" table:style-name="ce4">
            <text:p>9550</text:p>
          </table:table-cell>
          <table:table-cell office:value-type="float" office:value="8222" table:style-name="ce4">
            <text:p>8222</text:p>
          </table:table-cell>
          <table:table-cell office:value-type="float" office:value="4647" table:style-name="ce4">
            <text:p>4647</text:p>
          </table:table-cell>
          <table:table-cell office:value-type="float" office:value="0" table:style-name="ce4">
            <text:p>0</text:p>
          </table:table-cell>
          <table:table-cell office:value-type="float" office:value="610095" table:style-name="ce14">
            <text:p>610095</text:p>
          </table:table-cell>
          <table:table-cell office:value-type="float" office:value="2553704.75" table:style-name="ce41">
            <text:p>2553705</text:p>
          </table:table-cell>
          <table:table-cell office:value-type="float" office:value="851236.125" table:style-name="ce42">
            <text:p>851236</text:p>
          </table:table-cell>
          <table:table-cell office:value-type="float" office:value="3404944.5" table:style-name="ce41">
            <text:p>340494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344.57504272460937" table:style-name="ce4">
            <text:p>345</text:p>
          </table:table-cell>
          <table:table-cell office:value-type="float" office:value="784.8980712890625" table:style-name="ce4">
            <text:p>785</text:p>
          </table:table-cell>
          <table:table-cell office:value-type="float" office:value="0" table:style-name="ce4">
            <text:p>0</text:p>
          </table:table-cell>
          <table:table-cell office:value-type="float" office:value="88.756004333496094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926000595092773" table:style-name="ce4">
            <text:p>21</text:p>
          </table:table-cell>
          <table:table-cell office:value-type="float" office:value="36.02899551391601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045997619628906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87.2734375" table:style-name="ce4">
            <text:p>2387</text:p>
          </table:table-cell>
          <table:table-cell office:value-type="float" office:value="1365.536865234375" table:style-name="ce4">
            <text:p>1366</text:p>
          </table:table-cell>
          <table:table-cell office:value-type="float" office:value="189.57199096679687" table:style-name="ce4">
            <text:p>190</text:p>
          </table:table-cell>
          <table:table-cell office:value-type="float" office:value="28.964994430541992" table:style-name="ce4">
            <text:p>29</text:p>
          </table:table-cell>
          <table:table-cell office:value-type="float" office:value="22.524999618530273" table:style-name="ce4">
            <text:p>23</text:p>
          </table:table-cell>
          <table:table-cell office:value-type="float" office:value="12.731999397277832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692.009033203125" table:style-name="ce14">
            <text:p>1692</text:p>
          </table:table-cell>
          <table:table-cell office:value-type="float" office:value="7061.8466796875" table:style-name="ce41">
            <text:p>7062</text:p>
          </table:table-cell>
          <table:table-cell office:value-type="float" office:value="2353.910400390625" table:style-name="ce42">
            <text:p>2354</text:p>
          </table:table-cell>
          <table:table-cell office:value-type="float" office:value="9415.6416015625" table:style-name="ce41">
            <text:p>941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893269419670105" table:style-name="ce5">
            <text:p>1.893</text:p>
          </table:table-cell>
          <table:table-cell office:value-type="float" office:value="5.606414794921875" table:style-name="ce5">
            <text:p>5.606</text:p>
          </table:table-cell>
          <table:table-cell office:value-type="float" office:value="0" table:style-name="ce5">
            <text:p>0.000</text:p>
          </table:table-cell>
          <table:table-cell office:value-type="float" office:value="9.8617782592773437" table:style-name="ce5">
            <text:p>9.8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9647623300552368" table:style-name="ce5">
            <text:p>0.996</text:p>
          </table:table-cell>
          <table:table-cell office:value-type="float" office:value="2.0016107559204102" table:style-name="ce5">
            <text:p>2.00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008362770080566" table:style-name="ce5">
            <text:p>1.60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5803495645523071" table:style-name="ce5">
            <text:p>0.558</text:p>
          </table:table-cell>
          <table:table-cell office:value-type="float" office:value="0.76758676767349243" table:style-name="ce5">
            <text:p>0.768</text:p>
          </table:table-cell>
          <table:table-cell office:value-type="float" office:value="1.0137540102005005" table:style-name="ce5">
            <text:p>1.014</text:p>
          </table:table-cell>
          <table:table-cell office:value-type="float" office:value="1.6091663837432861" table:style-name="ce5">
            <text:p>1.609</text:p>
          </table:table-cell>
          <table:table-cell office:value-type="float" office:value="2.252500057220459" table:style-name="ce5">
            <text:p>2.253</text:p>
          </table:table-cell>
          <table:table-cell office:value-type="float" office:value="6.365999698638916" table:style-name="ce5">
            <text:p>6.366</text:p>
          </table:table-cell>
          <table:table-cell office:value-type="float" office:value="0" table:style-name="ce5">
            <text:p>0.000</text:p>
          </table:table-cell>
          <table:table-cell office:value-type="float" office:value="47.000251770019531" table:style-name="ce15">
            <text:p>47.000</text:p>
          </table:table-cell>
          <table:table-cell office:value-type="float" office:value="1.0485296249389648" table:style-name="ce43">
            <text:p>1.049</text:p>
          </table:table-cell>
          <table:table-cell office:value-type="float" office:value="0.34950414299964905" table:style-name="ce44">
            <text:p>0.350</text:p>
          </table:table-cell>
          <table:table-cell office:value-type="float" office:value="1.3980165719985962" table:style-name="ce43">
            <text:p>1.39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4788628816604614" table:style-name="ce5">
            <text:p>1.479</text:p>
          </table:table-cell>
          <table:table-cell office:value-type="float" office:value="4.0668292045593262" table:style-name="ce5">
            <text:p>4.067</text:p>
          </table:table-cell>
          <table:table-cell office:value-type="float" office:value="0" table:style-name="ce5">
            <text:p>0.000</text:p>
          </table:table-cell>
          <table:table-cell office:value-type="float" office:value="5.5472502708435059" table:style-name="ce5">
            <text:p>5.5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7503705024719238" table:style-name="ce5">
            <text:p>0.775</text:p>
          </table:table-cell>
          <table:table-cell office:value-type="float" office:value="1.7156664133071899" table:style-name="ce5">
            <text:p>1.71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3757187128067017" table:style-name="ce5">
            <text:p>1.37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905092716217041" table:style-name="ce5">
            <text:p>0.549</text:p>
          </table:table-cell>
          <table:table-cell office:value-type="float" office:value="0.74133378267288208" table:style-name="ce5">
            <text:p>0.741</text:p>
          </table:table-cell>
          <table:table-cell office:value-type="float" office:value="0.93847519159317017" table:style-name="ce5">
            <text:p>0.938</text:p>
          </table:table-cell>
          <table:table-cell office:value-type="float" office:value="1.3165906667709351" table:style-name="ce5">
            <text:p>1.317</text:p>
          </table:table-cell>
          <table:table-cell office:value-type="float" office:value="1.2513889074325562" table:style-name="ce5">
            <text:p>1.251</text:p>
          </table:table-cell>
          <table:table-cell office:value-type="float" office:value="4.2439999580383301" table:style-name="ce5">
            <text:p>4.244</text:p>
          </table:table-cell>
          <table:table-cell office:value-type="float" office:value="0" table:style-name="ce5">
            <text:p>0.000</text:p>
          </table:table-cell>
          <table:table-cell office:value-type="float" office:value="20.888999938964844" table:style-name="ce15">
            <text:p>20.889</text:p>
          </table:table-cell>
          <table:table-cell office:value-type="float" office:value="0.99884676933288574" table:style-name="ce43">
            <text:p>0.999</text:p>
          </table:table-cell>
          <table:table-cell office:value-type="float" office:value="0.33294346928596497" table:style-name="ce44">
            <text:p>0.333</text:p>
          </table:table-cell>
          <table:table-cell office:value-type="float" office:value="1.3317738771438599" table:style-name="ce43">
            <text:p>1.33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5451796054840088" table:style-name="ce6">
            <text:p>1.545</text:p>
          </table:table-cell>
          <table:table-cell office:value-type="float" office:value="3.9244904518127441" table:style-name="ce6">
            <text:p>3.924</text:p>
          </table:table-cell>
          <table:table-cell office:value-type="float" office:value="0" table:style-name="ce6">
            <text:p>0.000</text:p>
          </table:table-cell>
          <table:table-cell office:value-type="float" office:value="5.9170670509338379" table:style-name="ce6">
            <text:p>5.9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7503705024719238" table:style-name="ce6">
            <text:p>0.775</text:p>
          </table:table-cell>
          <table:table-cell office:value-type="float" office:value="1.8014497756958008" table:style-name="ce6">
            <text:p>1.80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3975554704666138" table:style-name="ce6">
            <text:p>1.39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5324995517730713" table:style-name="ce6">
            <text:p>0.553</text:p>
          </table:table-cell>
          <table:table-cell office:value-type="float" office:value="0.74701142311096191" table:style-name="ce6">
            <text:p>0.747</text:p>
          </table:table-cell>
          <table:table-cell office:value-type="float" office:value="0.94785994291305542" table:style-name="ce6">
            <text:p>0.948</text:p>
          </table:table-cell>
          <table:table-cell office:value-type="float" office:value="1.379285454750061" table:style-name="ce6">
            <text:p>1.379</text:p>
          </table:table-cell>
          <table:table-cell office:value-type="float" office:value="1.3249999284744263" table:style-name="ce6">
            <text:p>1.325</text:p>
          </table:table-cell>
          <table:table-cell office:value-type="float" office:value="4.2439999580383301" table:style-name="ce6">
            <text:p>4.244</text:p>
          </table:table-cell>
          <table:table-cell office:value-type="float" office:value="0" table:style-name="ce6">
            <text:p>0.000</text:p>
          </table:table-cell>
          <table:table-cell office:value-type="float" office:value="12.441243171691895" table:style-name="ce16">
            <text:p>12.441</text:p>
          </table:table-cell>
          <table:table-cell office:value-type="float" office:value="0.99912941455841064" table:style-name="ce45">
            <text:p>0.999</text:p>
          </table:table-cell>
          <table:table-cell office:value-type="float" office:value="0.33303770422935486" table:style-name="ce46">
            <text:p>0.333</text:p>
          </table:table-cell>
          <table:table-cell office:value-type="float" office:value="1.3321508169174194" table:style-name="ce45">
            <text:p>1.33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1222" table:style-name="ce8">
            <text:p>1222</text:p>
          </table:table-cell>
          <table:table-cell office:value-type="float" office:value="310" table:style-name="ce8">
            <text:p>310</text:p>
          </table:table-cell>
          <table:table-cell office:value-type="float" office:value="0" table:style-name="ce8">
            <text:p>0</text:p>
          </table:table-cell>
          <table:table-cell office:value-type="float" office:value="99" table:style-name="ce8">
            <text:p>9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55" table:style-name="ce8">
            <text:p>555</text:p>
          </table:table-cell>
          <table:table-cell office:value-type="float" office:value="580" table:style-name="ce8">
            <text:p>5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47" table:style-name="ce8">
            <text:p>44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9649" table:style-name="ce8">
            <text:p>69649</text:p>
          </table:table-cell>
          <table:table-cell office:value-type="float" office:value="15416" table:style-name="ce8">
            <text:p>15416</text:p>
          </table:table-cell>
          <table:table-cell office:value-type="float" office:value="5351" table:style-name="ce8">
            <text:p>5351</text:p>
          </table:table-cell>
          <table:table-cell office:value-type="float" office:value="1233" table:style-name="ce8">
            <text:p>1233</text:p>
          </table:table-cell>
          <table:table-cell office:value-type="float" office:value="1482" table:style-name="ce8">
            <text:p>1482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256" table:style-name="ce18">
            <text:p>256</text:p>
          </table:table-cell>
          <table:table-cell office:value-type="float" office:value="96621" table:style-name="ce48">
            <text:p>96621</text:p>
          </table:table-cell>
          <table:table-cell office:value-type="string" table:style-name="ce49">
            <text:p>--</text:p>
          </table:table-cell>
          <table:table-cell office:value-type="float" office:value="96621" table:style-name="ce48">
            <text:p>9662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1576" table:style-name="ce8">
            <text:p>1576</text:p>
          </table:table-cell>
          <table:table-cell office:value-type="float" office:value="461" table:style-name="ce8">
            <text:p>461</text:p>
          </table:table-cell>
          <table:table-cell office:value-type="float" office:value="0" table:style-name="ce8">
            <text:p>0</text:p>
          </table:table-cell>
          <table:table-cell office:value-type="float" office:value="148" table:style-name="ce8">
            <text:p>14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27" table:style-name="ce8">
            <text:p>627</text:p>
          </table:table-cell>
          <table:table-cell office:value-type="float" office:value="676" table:style-name="ce8">
            <text:p>6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43" table:style-name="ce8">
            <text:p>84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0680" table:style-name="ce8">
            <text:p>70680</text:p>
          </table:table-cell>
          <table:table-cell office:value-type="float" office:value="15657" table:style-name="ce8">
            <text:p>15657</text:p>
          </table:table-cell>
          <table:table-cell office:value-type="float" office:value="5498" table:style-name="ce8">
            <text:p>5498</text:p>
          </table:table-cell>
          <table:table-cell office:value-type="float" office:value="1273" table:style-name="ce8">
            <text:p>1273</text:p>
          </table:table-cell>
          <table:table-cell office:value-type="float" office:value="2163" table:style-name="ce8">
            <text:p>2163</text:p>
          </table:table-cell>
          <table:table-cell office:value-type="float" office:value="39" table:style-name="ce8">
            <text:p>39</text:p>
          </table:table-cell>
          <table:table-cell office:value-type="float" office:value="0" table:style-name="ce8">
            <text:p>0</text:p>
          </table:table-cell>
          <table:table-cell office:value-type="float" office:value="1410" table:style-name="ce18">
            <text:p>1410</text:p>
          </table:table-cell>
          <table:table-cell office:value-type="float" office:value="101052" table:style-name="ce48">
            <text:p>101052</text:p>
          </table:table-cell>
          <table:table-cell office:value-type="string" table:style-name="ce49">
            <text:p>--</text:p>
          </table:table-cell>
          <table:table-cell office:value-type="float" office:value="101052" table:style-name="ce48">
            <text:p>101052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1477" table:style-name="ce8">
            <text:p>1477</text:p>
          </table:table-cell>
          <table:table-cell office:value-type="float" office:value="461" table:style-name="ce8">
            <text:p>461</text:p>
          </table:table-cell>
          <table:table-cell office:value-type="float" office:value="0" table:style-name="ce8">
            <text:p>0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11" table:style-name="ce8">
            <text:p>611</text:p>
          </table:table-cell>
          <table:table-cell office:value-type="float" office:value="629" table:style-name="ce8">
            <text:p>62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18" table:style-name="ce8">
            <text:p>81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9765" table:style-name="ce8">
            <text:p>69765</text:p>
          </table:table-cell>
          <table:table-cell office:value-type="float" office:value="15543" table:style-name="ce8">
            <text:p>15543</text:p>
          </table:table-cell>
          <table:table-cell office:value-type="float" office:value="5459" table:style-name="ce8">
            <text:p>5459</text:p>
          </table:table-cell>
          <table:table-cell office:value-type="float" office:value="1261" table:style-name="ce8">
            <text:p>1261</text:p>
          </table:table-cell>
          <table:table-cell office:value-type="float" office:value="2150" table:style-name="ce8">
            <text:p>2150</text:p>
          </table:table-cell>
          <table:table-cell office:value-type="float" office:value="39" table:style-name="ce8">
            <text:p>39</text:p>
          </table:table-cell>
          <table:table-cell office:value-type="float" office:value="0" table:style-name="ce8">
            <text:p>0</text:p>
          </table:table-cell>
          <table:table-cell office:value-type="float" office:value="2732" table:style-name="ce18">
            <text:p>2732</text:p>
          </table:table-cell>
          <table:table-cell office:value-type="float" office:value="101069" table:style-name="ce48">
            <text:p>101069</text:p>
          </table:table-cell>
          <table:table-cell office:value-type="string" table:style-name="ce49">
            <text:p>--</text:p>
          </table:table-cell>
          <table:table-cell office:value-type="float" office:value="101069" table:style-name="ce48">
            <text:p>101069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29" table:style-name="ce8">
            <text:p>2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5" table:style-name="ce8">
            <text:p>85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10" table:style-name="ce8">
            <text:p>510</text:p>
          </table:table-cell>
          <table:table-cell office:value-type="float" office:value="102" table:style-name="ce8">
            <text:p>102</text:p>
          </table:table-cell>
          <table:table-cell office:value-type="float" office:value="32" table:style-name="ce8">
            <text:p>32</text:p>
          </table:table-cell>
          <table:table-cell office:value-type="float" office:value="11" table:style-name="ce8">
            <text:p>11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40" table:style-name="ce48">
            <text:p>840</text:p>
          </table:table-cell>
          <table:table-cell office:value-type="string" table:style-name="ce49">
            <text:p>--</text:p>
          </table:table-cell>
          <table:table-cell office:value-type="float" office:value="840" table:style-name="ce48">
            <text:p>84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1251" table:style-name="ce8">
            <text:p>1251</text:p>
          </table:table-cell>
          <table:table-cell office:value-type="float" office:value="314" table:style-name="ce8">
            <text:p>314</text:p>
          </table:table-cell>
          <table:table-cell office:value-type="float" office:value="0" table:style-name="ce8">
            <text:p>0</text:p>
          </table:table-cell>
          <table:table-cell office:value-type="float" office:value="103" table:style-name="ce8">
            <text:p>10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40" table:style-name="ce8">
            <text:p>640</text:p>
          </table:table-cell>
          <table:table-cell office:value-type="float" office:value="591" table:style-name="ce8">
            <text:p>59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68" table:style-name="ce8">
            <text:p>46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0159" table:style-name="ce8">
            <text:p>70159</text:p>
          </table:table-cell>
          <table:table-cell office:value-type="float" office:value="15518" table:style-name="ce8">
            <text:p>15518</text:p>
          </table:table-cell>
          <table:table-cell office:value-type="float" office:value="5383" table:style-name="ce8">
            <text:p>5383</text:p>
          </table:table-cell>
          <table:table-cell office:value-type="float" office:value="1244" table:style-name="ce8">
            <text:p>1244</text:p>
          </table:table-cell>
          <table:table-cell office:value-type="float" office:value="1512" table:style-name="ce8">
            <text:p>1512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256" table:style-name="ce18">
            <text:p>256</text:p>
          </table:table-cell>
          <table:table-cell office:value-type="float" office:value="97461" table:style-name="ce48">
            <text:p>97461</text:p>
          </table:table-cell>
          <table:table-cell office:value-type="string" table:style-name="ce49">
            <text:p>--</text:p>
          </table:table-cell>
          <table:table-cell office:value-type="float" office:value="97461" table:style-name="ce48">
            <text:p>9746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974072.75" table:style-name="ce9">
            <text:p>974073</text:p>
          </table:table-cell>
          <table:table-cell office:value-type="float" office:value="729485.875" table:style-name="ce9">
            <text:p>729486</text:p>
          </table:table-cell>
          <table:table-cell office:value-type="float" office:value="0" table:style-name="ce9">
            <text:p>0</text:p>
          </table:table-cell>
          <table:table-cell office:value-type="float" office:value="193162.84375" table:style-name="ce9">
            <text:p>1931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3919.25" table:style-name="ce9">
            <text:p>263919</text:p>
          </table:table-cell>
          <table:table-cell office:value-type="float" office:value="499881.40625" table:style-name="ce9">
            <text:p>4998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3291.6875" table:style-name="ce9">
            <text:p>313292</text:p>
          </table:table-cell>
          <table:table-cell office:value-type="float" office:value="0" table:style-name="ce9">
            <text:p>0</text:p>
          </table:table-cell>
          <table:table-cell office:value-type="float" office:value="157" table:style-name="ce9">
            <text:p>157</text:p>
          </table:table-cell>
          <table:table-cell office:value-type="float" office:value="12087969" table:style-name="ce9">
            <text:p>12087969</text:p>
          </table:table-cell>
          <table:table-cell office:value-type="float" office:value="4264914" table:style-name="ce9">
            <text:p>4264914</text:p>
          </table:table-cell>
          <table:table-cell office:value-type="float" office:value="2018677.5" table:style-name="ce9">
            <text:p>2018678</text:p>
          </table:table-cell>
          <table:table-cell office:value-type="float" office:value="580110.75" table:style-name="ce9">
            <text:p>580111</text:p>
          </table:table-cell>
          <table:table-cell office:value-type="float" office:value="892309.4375" table:style-name="ce9">
            <text:p>892309</text:p>
          </table:table-cell>
          <table:table-cell office:value-type="float" office:value="35827" table:style-name="ce9">
            <text:p>35827</text:p>
          </table:table-cell>
          <table:table-cell office:value-type="float" office:value="0" table:style-name="ce9">
            <text:p>0</text:p>
          </table:table-cell>
          <table:table-cell office:value-type="float" office:value="13348951" table:style-name="ce19">
            <text:p>13348951</text:p>
          </table:table-cell>
          <table:table-cell office:value-type="float" office:value="36202696" table:style-name="ce50">
            <text:p>36202696</text:p>
          </table:table-cell>
          <table:table-cell office:value-type="float" office:value="14589798" table:style-name="ce51">
            <text:p>14589798</text:p>
          </table:table-cell>
          <table:table-cell office:value-type="float" office:value="50792396" table:style-name="ce50">
            <text:p>50792396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2699.931884765625" table:style-name="ce9">
            <text:p>2700</text:p>
          </table:table-cell>
          <table:table-cell office:value-type="float" office:value="2017.8782958984375" table:style-name="ce9">
            <text:p>2018</text:p>
          </table:table-cell>
          <table:table-cell office:value-type="float" office:value="0" table:style-name="ce9">
            <text:p>0</text:p>
          </table:table-cell>
          <table:table-cell office:value-type="float" office:value="547.0009765625" table:style-name="ce9">
            <text:p>5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61.19183349609375" table:style-name="ce9">
            <text:p>761</text:p>
          </table:table-cell>
          <table:table-cell office:value-type="float" office:value="1395.9468994140625" table:style-name="ce9">
            <text:p>13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1.3619384765625" table:style-name="ce9">
            <text:p>861</text:p>
          </table:table-cell>
          <table:table-cell office:value-type="float" office:value="0" table:style-name="ce9">
            <text:p>0</text:p>
          </table:table-cell>
          <table:table-cell office:value-type="float" office:value="0.43000000715255737" table:style-name="ce9">
            <text:p>0</text:p>
          </table:table-cell>
          <table:table-cell office:value-type="float" office:value="33773.7109375" table:style-name="ce9">
            <text:p>33774</text:p>
          </table:table-cell>
          <table:table-cell office:value-type="float" office:value="11844.3115234375" table:style-name="ce9">
            <text:p>11844</text:p>
          </table:table-cell>
          <table:table-cell office:value-type="float" office:value="5570.64794921875" table:style-name="ce9">
            <text:p>5571</text:p>
          </table:table-cell>
          <table:table-cell office:value-type="float" office:value="1609.2080078125" table:style-name="ce9">
            <text:p>1609</text:p>
          </table:table-cell>
          <table:table-cell office:value-type="float" office:value="2463.359130859375" table:style-name="ce9">
            <text:p>2463</text:p>
          </table:table-cell>
          <table:table-cell office:value-type="float" office:value="98.157005310058594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46383.26953125" table:style-name="ce19">
            <text:p>46383</text:p>
          </table:table-cell>
          <table:table-cell office:value-type="float" office:value="110026.25" table:style-name="ce50">
            <text:p>110026</text:p>
          </table:table-cell>
          <table:table-cell office:value-type="float" office:value="43768.15625" table:style-name="ce51">
            <text:p>43768</text:p>
          </table:table-cell>
          <table:table-cell office:value-type="float" office:value="153803.34375" table:style-name="ce50">
            <text:p>153803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2.2094368934631348" table:style-name="ce10">
            <text:p>2.209</text:p>
          </table:table-cell>
          <table:table-cell office:value-type="float" office:value="6.5092849731445313" table:style-name="ce10">
            <text:p>6.509</text:p>
          </table:table-cell>
          <table:table-cell office:value-type="float" office:value="0" table:style-name="ce10">
            <text:p>0.000</text:p>
          </table:table-cell>
          <table:table-cell office:value-type="float" office:value="5.5252623558044434" table:style-name="ce10">
            <text:p>5.525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3715168237686157" table:style-name="ce10">
            <text:p>1.372</text:p>
          </table:table-cell>
          <table:table-cell office:value-type="float" office:value="2.4068050384521484" table:style-name="ce10">
            <text:p>2.407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9269841909408569" table:style-name="ce10">
            <text:p>1.927</text:p>
          </table:table-cell>
          <table:table-cell office:value-type="float" office:value="0" table:style-name="ce10">
            <text:p>0.000</text:p>
          </table:table-cell>
          <table:table-cell office:value-type="float" office:value="0.43000000715255737" table:style-name="ce10">
            <text:p>0.430</text:p>
          </table:table-cell>
          <table:table-cell office:value-type="float" office:value="0.48491308093070984" table:style-name="ce10">
            <text:p>0.485</text:p>
          </table:table-cell>
          <table:table-cell office:value-type="float" office:value="0.76831287145614624" table:style-name="ce10">
            <text:p>0.768</text:p>
          </table:table-cell>
          <table:table-cell office:value-type="float" office:value="1.0410480499267578" table:style-name="ce10">
            <text:p>1.041</text:p>
          </table:table-cell>
          <table:table-cell office:value-type="float" office:value="1.3051159381866455" table:style-name="ce10">
            <text:p>1.305</text:p>
          </table:table-cell>
          <table:table-cell office:value-type="float" office:value="1.6621856689453125" table:style-name="ce10">
            <text:p>1.662</text:p>
          </table:table-cell>
          <table:table-cell office:value-type="float" office:value="4.9078502655029297" table:style-name="ce10">
            <text:p>4.908</text:p>
          </table:table-cell>
          <table:table-cell office:value-type="float" office:value="0" table:style-name="ce10">
            <text:p>0.000</text:p>
          </table:table-cell>
          <table:table-cell office:value-type="float" office:value="181.18464660644531" table:style-name="ce20">
            <text:p>181.185</text:p>
          </table:table-cell>
          <table:table-cell office:value-type="float" office:value="1.1387405395507813" table:style-name="ce52">
            <text:p>1.139</text:p>
          </table:table-cell>
          <table:table-cell office:value-type="float" office:value="0.45298802852630615" table:style-name="ce53">
            <text:p>0.453</text:p>
          </table:table-cell>
          <table:table-cell office:value-type="float" office:value="1.5918210744857788" table:style-name="ce52">
            <text:p>1.592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1.7131547927856445" table:style-name="ce10">
            <text:p>1.713</text:p>
          </table:table-cell>
          <table:table-cell office:value-type="float" office:value="4.3771762847900391" table:style-name="ce10">
            <text:p>4.377</text:p>
          </table:table-cell>
          <table:table-cell office:value-type="float" office:value="0" table:style-name="ce10">
            <text:p>0.000</text:p>
          </table:table-cell>
          <table:table-cell office:value-type="float" office:value="3.6959526538848877" table:style-name="ce10">
            <text:p>3.696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2140220403671265" table:style-name="ce10">
            <text:p>1.214</text:p>
          </table:table-cell>
          <table:table-cell office:value-type="float" office:value="2.0650103092193604" table:style-name="ce10">
            <text:p>2.065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1.0217816829681396" table:style-name="ce10">
            <text:p>1.022</text:p>
          </table:table-cell>
          <table:table-cell office:value-type="float" office:value="0" table:style-name="ce10">
            <text:p>0.000</text:p>
          </table:table-cell>
          <table:table-cell office:value-type="float" office:value="0.43000000715255737" table:style-name="ce10">
            <text:p>0.430</text:p>
          </table:table-cell>
          <table:table-cell office:value-type="float" office:value="0.47783970832824707" table:style-name="ce10">
            <text:p>0.478</text:p>
          </table:table-cell>
          <table:table-cell office:value-type="float" office:value="0.75648665428161621" table:style-name="ce10">
            <text:p>0.756</text:p>
          </table:table-cell>
          <table:table-cell office:value-type="float" office:value="1.0132135152816772" table:style-name="ce10">
            <text:p>1.013</text:p>
          </table:table-cell>
          <table:table-cell office:value-type="float" office:value="1.2641068696975708" table:style-name="ce10">
            <text:p>1.264</text:p>
          </table:table-cell>
          <table:table-cell office:value-type="float" office:value="1.1388622522354126" table:style-name="ce10">
            <text:p>1.139</text:p>
          </table:table-cell>
          <table:table-cell office:value-type="float" office:value="2.5168461799621582" table:style-name="ce10">
            <text:p>2.517</text:p>
          </table:table-cell>
          <table:table-cell office:value-type="float" office:value="0" table:style-name="ce10">
            <text:p>0.000</text:p>
          </table:table-cell>
          <table:table-cell office:value-type="float" office:value="32.89593505859375" table:style-name="ce20">
            <text:p>32.896</text:p>
          </table:table-cell>
          <table:table-cell office:value-type="float" office:value="1.0888081789016724" table:style-name="ce52">
            <text:p>1.089</text:p>
          </table:table-cell>
          <table:table-cell office:value-type="float" office:value="0.4331250786781311" table:style-name="ce53">
            <text:p>0.433</text:p>
          </table:table-cell>
          <table:table-cell office:value-type="float" office:value="1.5220217704772949" table:style-name="ce52">
            <text:p>1.522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1.8279836177825928" table:style-name="ce11">
            <text:p>1.828</text:p>
          </table:table-cell>
          <table:table-cell office:value-type="float" office:value="4.3771762847900391" table:style-name="ce11">
            <text:p>4.377</text:p>
          </table:table-cell>
          <table:table-cell office:value-type="float" office:value="0" table:style-name="ce11">
            <text:p>0.000</text:p>
          </table:table-cell>
          <table:table-cell office:value-type="float" office:value="4.4471626281738281" table:style-name="ce11">
            <text:p>4.44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2458131313323975" table:style-name="ce11">
            <text:p>1.246</text:p>
          </table:table-cell>
          <table:table-cell office:value-type="float" office:value="2.2193114757537842" table:style-name="ce11">
            <text:p>2.219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0530097484588623" table:style-name="ce11">
            <text:p>1.053</text:p>
          </table:table-cell>
          <table:table-cell office:value-type="float" office:value="0" table:style-name="ce11">
            <text:p>0.000</text:p>
          </table:table-cell>
          <table:table-cell office:value-type="float" office:value="0.43000000715255737" table:style-name="ce11">
            <text:p>0.430</text:p>
          </table:table-cell>
          <table:table-cell office:value-type="float" office:value="0.48410680890083313" table:style-name="ce11">
            <text:p>0.484</text:p>
          </table:table-cell>
          <table:table-cell office:value-type="float" office:value="0.762035071849823" table:style-name="ce11">
            <text:p>0.762</text:p>
          </table:table-cell>
          <table:table-cell office:value-type="float" office:value="1.0204521417617798" table:style-name="ce11">
            <text:p>1.020</text:p>
          </table:table-cell>
          <table:table-cell office:value-type="float" office:value="1.2761363983154297" table:style-name="ce11">
            <text:p>1.276</text:p>
          </table:table-cell>
          <table:table-cell office:value-type="float" office:value="1.1457483768463135" table:style-name="ce11">
            <text:p>1.146</text:p>
          </table:table-cell>
          <table:table-cell office:value-type="float" office:value="2.5168461799621582" table:style-name="ce11">
            <text:p>2.517</text:p>
          </table:table-cell>
          <table:table-cell office:value-type="float" office:value="0" table:style-name="ce11">
            <text:p>0.000</text:p>
          </table:table-cell>
          <table:table-cell office:value-type="float" office:value="16.97776985168457" table:style-name="ce21">
            <text:p>16.978</text:p>
          </table:table-cell>
          <table:table-cell office:value-type="float" office:value="1.0886250734329224" table:style-name="ce54">
            <text:p>1.089</text:p>
          </table:table-cell>
          <table:table-cell office:value-type="float" office:value="0.43305224180221558" table:style-name="ce55">
            <text:p>0.433</text:p>
          </table:table-cell>
          <table:table-cell office:value-type="float" office:value="1.5217657089233398" table:style-name="ce54">
            <text:p>1.522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83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5:59Z</meta:creation-date>
    <dc:date>2016-08-23T09:15:59Z</dc:date>
  </office:meta>
</office:document-meta>
</file>